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pcount" table:style-name="ta1">
        <table:shapes>
          <draw:frame draw:z-index="0" draw:name="Eficiencia de distintas versiones de popcount" draw:style-name="gr1" draw:text-style-name="P1" svg:width="201.93mm" svg:height="109.43mm" svg:x="225.94mm" svg:y="27.1mm">
            <loext:p draw:notify-on-update-of-ranges="popcount.L2:popcount.S2 popcount.K5:popcount.K5 popcount.L5:popcount.S5 popcount.K4:popcount.K4 popcount.L4:popcount.S4 popcount.K3:popcount.K3 popcount.L3:popcount.S3"/>
            <draw:object xlink:href="./Object 1" xlink:type="simple" xlink:show="embed" xlink:actuate="onLoad"/>
            <draw:image xlink:href="./ObjectReplacements/Object 1" xlink:type="simple" xlink:show="embed" xlink:actuate="onLoad"/>
            <svg:title>Eficiencia de distintas versiones de popcount</svg:title>
          </draw:frame>
          <draw:frame draw:z-index="1" draw:style-name="gr1" draw:text-style-name="P1" svg:width="159.99mm" svg:height="89.99mm" svg:x="437.58mm" svg:y="32.61mm">
            <loext:p draw:notify-on-update-of-ranges="popcount.V2:popcount.X2 popcount.U5:popcount.U5 popcount.V5:popcount.X5 popcount.U4:popcount.U4 popcount.V4:popcount.X4 popcount.U3:popcount.U3 popcount.V3:popcount.X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0</text:p>
          </table:table-cell>
          <table:table-cell office:value-type="string" calcext:value-type="string">
            <text:p>popcount1</text:p>
          </table:table-cell>
          <table:table-cell office:value-type="string" calcext:value-type="string">
            <text:p>popcount2</text:p>
          </table:table-cell>
          <table:table-cell office:value-type="string" calcext:value-type="string">
            <text:p>popcount3</text:p>
          </table:table-cell>
          <table:table-cell office:value-type="string" calcext:value-type="string">
            <text:p>popcount4</text:p>
          </table:table-cell>
          <table:table-cell office:value-type="string" calcext:value-type="string">
            <text:p>popcount5</text:p>
          </table:table-cell>
          <table:table-cell office:value-type="string" calcext:value-type="string">
            <text:p>popcount6</text:p>
          </table:table-cell>
          <table:table-cell office:value-type="string" calcext:value-type="string">
            <text:p>popcount7</text:p>
          </table:table-cell>
          <table:table-cell office:value-type="string" calcext:value-type="string">
            <text:p>popcount8</text:p>
          </table:table-cell>
          <table:table-cell table:number-columns-repeated="2"/>
          <table:table-cell office:value-type="string" calcext:value-type="string">
            <text:p>popcount1</text:p>
          </table:table-cell>
          <table:table-cell office:value-type="string" calcext:value-type="string">
            <text:p>popcount2</text:p>
          </table:table-cell>
          <table:table-cell office:value-type="string" calcext:value-type="string">
            <text:p>popcount3</text:p>
          </table:table-cell>
          <table:table-cell office:value-type="string" calcext:value-type="string">
            <text:p>popcount4</text:p>
          </table:table-cell>
          <table:table-cell office:value-type="string" calcext:value-type="string">
            <text:p>popcount5</text:p>
          </table:table-cell>
          <table:table-cell office:value-type="string" calcext:value-type="string">
            <text:p>popcount6</text:p>
          </table:table-cell>
          <table:table-cell office:value-type="string" calcext:value-type="string">
            <text:p>popcount7</text:p>
          </table:table-cell>
          <table:table-cell office:value-type="string" calcext:value-type="string">
            <text:p>popcount8</text:p>
          </table:table-cell>
          <table:table-cell table:number-columns-repeated="2"/>
          <table:table-cell office:value-type="string" calcext:value-type="string">
            <text:p>popcount5</text:p>
          </table:table-cell>
          <table:table-cell office:value-type="string" calcext:value-type="string">
            <text:p>popcount6</text:p>
          </table:table-cell>
          <table:table-cell office:value-type="string" calcext:value-type="string">
            <text:p>popcount7</text:p>
          </table:table-cell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91000" calcext:value-type="float">
            <text:p>91000</text:p>
          </table:table-cell>
          <table:table-cell office:value-type="float" office:value="44332" calcext:value-type="float">
            <text:p>44332</text:p>
          </table:table-cell>
          <table:table-cell office:value-type="float" office:value="14327" calcext:value-type="float">
            <text:p>14327</text:p>
          </table:table-cell>
          <table:table-cell office:value-type="float" office:value="22091" calcext:value-type="float">
            <text:p>22091</text:p>
          </table:table-cell>
          <table:table-cell office:value-type="float" office:value="902" calcext:value-type="float">
            <text:p>902</text:p>
          </table:table-cell>
          <table:table-cell office:value-type="float" office:value="3096" calcext:value-type="float">
            <text:p>3096</text:p>
          </table:table-cell>
          <table:table-cell office:value-type="float" office:value="1888" calcext:value-type="float">
            <text:p>1888</text:p>
          </table:table-cell>
          <table:table-cell office:value-type="float" office:value="87536" calcext:value-type="float">
            <text:p>87536</text:p>
          </table:table-cell>
          <table:table-cell/>
          <table:table-cell office:value-type="string" calcext:value-type="string">
            <text:p>O0</text:p>
          </table:table-cell>
          <table:table-cell table:formula="of:=[.B13]" office:value-type="float" office:value="86841.2" calcext:value-type="float">
            <text:p>86841,2</text:p>
          </table:table-cell>
          <table:table-cell table:formula="of:=[.C13]" office:value-type="float" office:value="46164.2" calcext:value-type="float">
            <text:p>46164,2</text:p>
          </table:table-cell>
          <table:table-cell table:style-name="ce2" table:formula="of:=[.D13]" office:value-type="float" office:value="14098.2" calcext:value-type="float">
            <text:p>14098,2</text:p>
          </table:table-cell>
          <table:table-cell table:formula="of:=[.E13]" office:value-type="float" office:value="22011" calcext:value-type="float">
            <text:p>22011</text:p>
          </table:table-cell>
          <table:table-cell table:formula="of:=[.F13]" office:value-type="float" office:value="904.7" calcext:value-type="float">
            <text:p>904,7</text:p>
          </table:table-cell>
          <table:table-cell table:formula="of:=[.G13]" office:value-type="float" office:value="3107.6" calcext:value-type="float">
            <text:p>3107,6</text:p>
          </table:table-cell>
          <table:table-cell table:formula="of:=[.H13]" office:value-type="float" office:value="1890" calcext:value-type="float">
            <text:p>1890</text:p>
          </table:table-cell>
          <table:table-cell table:formula="of:=[.I13]" office:value-type="float" office:value="87600.7" calcext:value-type="float">
            <text:p>87600,7</text:p>
          </table:table-cell>
          <table:table-cell/>
          <table:table-cell office:value-type="string" calcext:value-type="string">
            <text:p>O0</text:p>
          </table:table-cell>
          <table:table-cell table:formula="of:=[.P3]" office:value-type="float" office:value="904.7" calcext:value-type="float">
            <text:p>904,7</text:p>
          </table:table-cell>
          <table:table-cell table:formula="of:=[.Q3]" office:value-type="float" office:value="3107.6" calcext:value-type="float">
            <text:p>3107,6</text:p>
          </table:table-cell>
          <table:table-cell table:formula="of:=[.R3]"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84677" calcext:value-type="float">
            <text:p>84677</text:p>
          </table:table-cell>
          <table:table-cell office:value-type="float" office:value="44371" calcext:value-type="float">
            <text:p>44371</text:p>
          </table:table-cell>
          <table:table-cell office:value-type="float" office:value="14090" calcext:value-type="float">
            <text:p>14090</text:p>
          </table:table-cell>
          <table:table-cell office:value-type="float" office:value="22006" calcext:value-type="float">
            <text:p>22006</text:p>
          </table:table-cell>
          <table:table-cell office:value-type="float" office:value="907" calcext:value-type="float">
            <text:p>907</text:p>
          </table:table-cell>
          <table:table-cell office:value-type="float" office:value="3120" calcext:value-type="float">
            <text:p>3120</text:p>
          </table:table-cell>
          <table:table-cell office:value-type="float" office:value="1888" calcext:value-type="float">
            <text:p>1888</text:p>
          </table:table-cell>
          <table:table-cell office:value-type="float" office:value="87595" calcext:value-type="float">
            <text:p>87595</text:p>
          </table:table-cell>
          <table:table-cell/>
          <table:table-cell office:value-type="string" calcext:value-type="string">
            <text:p>O1</text:p>
          </table:table-cell>
          <table:table-cell table:formula="of:=[.B27]" office:value-type="float" office:value="20231.3" calcext:value-type="float">
            <text:p>20231,3</text:p>
          </table:table-cell>
          <table:table-cell table:formula="of:=[.C27]" office:value-type="float" office:value="13861.9" calcext:value-type="float">
            <text:p>13861,9</text:p>
          </table:table-cell>
          <table:table-cell table:formula="of:=[.D27]" office:value-type="float" office:value="14287.6" calcext:value-type="float">
            <text:p>14287,6</text:p>
          </table:table-cell>
          <table:table-cell table:formula="of:=[.E27]" office:value-type="float" office:value="6523.8" calcext:value-type="float">
            <text:p>6523,8</text:p>
          </table:table-cell>
          <table:table-cell table:formula="of:=[.F27]" office:value-type="float" office:value="479.4" calcext:value-type="float">
            <text:p>479,4</text:p>
          </table:table-cell>
          <table:table-cell table:formula="of:=[.G27]" office:value-type="float" office:value="548.3" calcext:value-type="float">
            <text:p>548,3</text:p>
          </table:table-cell>
          <table:table-cell table:formula="of:=[.H27]" office:value-type="float" office:value="1091.4" calcext:value-type="float">
            <text:p>1091,4</text:p>
          </table:table-cell>
          <table:table-cell table:formula="of:=[.I27]" office:value-type="float" office:value="60480" calcext:value-type="float">
            <text:p>60480</text:p>
          </table:table-cell>
          <table:table-cell/>
          <table:table-cell office:value-type="string" calcext:value-type="string">
            <text:p>O1</text:p>
          </table:table-cell>
          <table:table-cell table:formula="of:=[.P4]" office:value-type="float" office:value="479.4" calcext:value-type="float">
            <text:p>479,4</text:p>
          </table:table-cell>
          <table:table-cell table:formula="of:=[.Q4]" office:value-type="float" office:value="548.3" calcext:value-type="float">
            <text:p>548,3</text:p>
          </table:table-cell>
          <table:table-cell table:formula="of:=[.R4]" office:value-type="float" office:value="1091.4" calcext:value-type="float">
            <text:p>1091,4</text:p>
          </table:table-cell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85048" calcext:value-type="float">
            <text:p>85048</text:p>
          </table:table-cell>
          <table:table-cell office:value-type="float" office:value="44493" calcext:value-type="float">
            <text:p>44493</text:p>
          </table:table-cell>
          <table:table-cell office:value-type="float" office:value="14084" calcext:value-type="float">
            <text:p>14084</text:p>
          </table:table-cell>
          <table:table-cell office:value-type="float" office:value="21983" calcext:value-type="float">
            <text:p>21983</text:p>
          </table:table-cell>
          <table:table-cell office:value-type="float" office:value="902" calcext:value-type="float">
            <text:p>902</text:p>
          </table:table-cell>
          <table:table-cell office:value-type="float" office:value="3136" calcext:value-type="float">
            <text:p>3136</text:p>
          </table:table-cell>
          <table:table-cell office:value-type="float" office:value="1881" calcext:value-type="float">
            <text:p>1881</text:p>
          </table:table-cell>
          <table:table-cell office:value-type="float" office:value="87538" calcext:value-type="float">
            <text:p>87538</text:p>
          </table:table-cell>
          <table:table-cell/>
          <table:table-cell office:value-type="string" calcext:value-type="string">
            <text:p>O2</text:p>
          </table:table-cell>
          <table:table-cell table:formula="of:=[.B41]" office:value-type="float" office:value="20662.4" calcext:value-type="float">
            <text:p>20662,4</text:p>
          </table:table-cell>
          <table:table-cell table:formula="of:=[.C41]" office:value-type="float" office:value="11588.2" calcext:value-type="float">
            <text:p>11588,2</text:p>
          </table:table-cell>
          <table:table-cell table:formula="of:=[.D41]" office:value-type="float" office:value="11452.6" calcext:value-type="float">
            <text:p>11452,6</text:p>
          </table:table-cell>
          <table:table-cell table:formula="of:=[.E41]" office:value-type="float" office:value="6775.4" calcext:value-type="float">
            <text:p>6775,4</text:p>
          </table:table-cell>
          <table:table-cell table:formula="of:=[.F41]" office:value-type="float" office:value="472.1" calcext:value-type="float">
            <text:p>472,1</text:p>
          </table:table-cell>
          <table:table-cell table:formula="of:=[.G41]" office:value-type="float" office:value="534.1" calcext:value-type="float">
            <text:p>534,1</text:p>
          </table:table-cell>
          <table:table-cell table:formula="of:=[.H41]" office:value-type="float" office:value="1082.9" calcext:value-type="float">
            <text:p>1082,9</text:p>
          </table:table-cell>
          <table:table-cell table:formula="of:=[.I41]" office:value-type="float" office:value="9612.8" calcext:value-type="float">
            <text:p>9612,8</text:p>
          </table:table-cell>
          <table:table-cell/>
          <table:table-cell office:value-type="string" calcext:value-type="string">
            <text:p>O2</text:p>
          </table:table-cell>
          <table:table-cell table:formula="of:=[.P5]" office:value-type="float" office:value="472.1" calcext:value-type="float">
            <text:p>472,1</text:p>
          </table:table-cell>
          <table:table-cell table:formula="of:=[.Q5]" office:value-type="float" office:value="534.1" calcext:value-type="float">
            <text:p>534,1</text:p>
          </table:table-cell>
          <table:table-cell table:formula="of:=[.R5]" office:value-type="float" office:value="1082.9" calcext:value-type="float">
            <text:p>1082,9</text:p>
          </table:table-cell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92385" calcext:value-type="float">
            <text:p>92385</text:p>
          </table:table-cell>
          <table:table-cell office:value-type="float" office:value="44085" calcext:value-type="float">
            <text:p>44085</text:p>
          </table:table-cell>
          <table:table-cell office:value-type="float" office:value="14040" calcext:value-type="float">
            <text:p>14040</text:p>
          </table:table-cell>
          <table:table-cell office:value-type="float" office:value="22015" calcext:value-type="float">
            <text:p>22015</text:p>
          </table:table-cell>
          <table:table-cell office:value-type="float" office:value="907" calcext:value-type="float">
            <text:p>907</text:p>
          </table:table-cell>
          <table:table-cell office:value-type="float" office:value="3123" calcext:value-type="float">
            <text:p>3123</text:p>
          </table:table-cell>
          <table:table-cell office:value-type="float" office:value="1891" calcext:value-type="float">
            <text:p>1891</text:p>
          </table:table-cell>
          <table:table-cell office:value-type="float" office:value="87546" calcext:value-type="float">
            <text:p>875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5</text:p>
          </table:table-cell>
          <table:table-cell office:value-type="float" office:value="87916" calcext:value-type="float">
            <text:p>87916</text:p>
          </table:table-cell>
          <table:table-cell office:value-type="float" office:value="44102" calcext:value-type="float">
            <text:p>44102</text:p>
          </table:table-cell>
          <table:table-cell office:value-type="float" office:value="14134" calcext:value-type="float">
            <text:p>14134</text:p>
          </table:table-cell>
          <table:table-cell office:value-type="float" office:value="22007" calcext:value-type="float">
            <text:p>22007</text:p>
          </table:table-cell>
          <table:table-cell office:value-type="float" office:value="900" calcext:value-type="float">
            <text:p>900</text:p>
          </table:table-cell>
          <table:table-cell office:value-type="float" office:value="3103" calcext:value-type="float">
            <text:p>3103</text:p>
          </table:table-cell>
          <table:table-cell office:value-type="float" office:value="1880" calcext:value-type="float">
            <text:p>1880</text:p>
          </table:table-cell>
          <table:table-cell office:value-type="float" office:value="87575" calcext:value-type="float">
            <text:p>875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6</text:p>
          </table:table-cell>
          <table:table-cell office:value-type="float" office:value="85306" calcext:value-type="float">
            <text:p>85306</text:p>
          </table:table-cell>
          <table:table-cell office:value-type="float" office:value="51766" calcext:value-type="float">
            <text:p>51766</text:p>
          </table:table-cell>
          <table:table-cell office:value-type="float" office:value="14046" calcext:value-type="float">
            <text:p>14046</text:p>
          </table:table-cell>
          <table:table-cell office:value-type="float" office:value="21980" calcext:value-type="float">
            <text:p>21980</text:p>
          </table:table-cell>
          <table:table-cell office:value-type="float" office:value="896" calcext:value-type="float">
            <text:p>896</text:p>
          </table:table-cell>
          <table:table-cell office:value-type="float" office:value="3102" calcext:value-type="float">
            <text:p>3102</text:p>
          </table:table-cell>
          <table:table-cell office:value-type="float" office:value="1918" calcext:value-type="float">
            <text:p>1918</text:p>
          </table:table-cell>
          <table:table-cell office:value-type="float" office:value="87648" calcext:value-type="float">
            <text:p>876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7</text:p>
          </table:table-cell>
          <table:table-cell office:value-type="float" office:value="83897" calcext:value-type="float">
            <text:p>83897</text:p>
          </table:table-cell>
          <table:table-cell office:value-type="float" office:value="44297" calcext:value-type="float">
            <text:p>44297</text:p>
          </table:table-cell>
          <table:table-cell office:value-type="float" office:value="14064" calcext:value-type="float">
            <text:p>14064</text:p>
          </table:table-cell>
          <table:table-cell office:value-type="float" office:value="22025" calcext:value-type="float">
            <text:p>22025</text:p>
          </table:table-cell>
          <table:table-cell office:value-type="float" office:value="902" calcext:value-type="float">
            <text:p>902</text:p>
          </table:table-cell>
          <table:table-cell office:value-type="float" office:value="3099" calcext:value-type="float">
            <text:p>3099</text:p>
          </table:table-cell>
          <table:table-cell office:value-type="float" office:value="1880" calcext:value-type="float">
            <text:p>1880</text:p>
          </table:table-cell>
          <table:table-cell office:value-type="float" office:value="87619" calcext:value-type="float">
            <text:p>876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8</text:p>
          </table:table-cell>
          <table:table-cell office:value-type="float" office:value="90086" calcext:value-type="float">
            <text:p>90086</text:p>
          </table:table-cell>
          <table:table-cell office:value-type="float" office:value="44090" calcext:value-type="float">
            <text:p>44090</text:p>
          </table:table-cell>
          <table:table-cell office:value-type="float" office:value="14083" calcext:value-type="float">
            <text:p>14083</text:p>
          </table:table-cell>
          <table:table-cell office:value-type="float" office:value="21995" calcext:value-type="float">
            <text:p>21995</text:p>
          </table:table-cell>
          <table:table-cell office:value-type="float" office:value="928" calcext:value-type="float">
            <text:p>928</text:p>
          </table:table-cell>
          <table:table-cell office:value-type="float" office:value="3100" calcext:value-type="float">
            <text:p>3100</text:p>
          </table:table-cell>
          <table:table-cell office:value-type="float" office:value="1882" calcext:value-type="float">
            <text:p>1882</text:p>
          </table:table-cell>
          <table:table-cell office:value-type="float" office:value="87603" calcext:value-type="float">
            <text:p>876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9</text:p>
          </table:table-cell>
          <table:table-cell office:value-type="float" office:value="84559" calcext:value-type="float">
            <text:p>84559</text:p>
          </table:table-cell>
          <table:table-cell office:value-type="float" office:value="55678" calcext:value-type="float">
            <text:p>55678</text:p>
          </table:table-cell>
          <table:table-cell office:value-type="float" office:value="14035" calcext:value-type="float">
            <text:p>14035</text:p>
          </table:table-cell>
          <table:table-cell office:value-type="float" office:value="22008" calcext:value-type="float">
            <text:p>22008</text:p>
          </table:table-cell>
          <table:table-cell office:value-type="float" office:value="901" calcext:value-type="float">
            <text:p>901</text:p>
          </table:table-cell>
          <table:table-cell office:value-type="float" office:value="3098" calcext:value-type="float">
            <text:p>3098</text:p>
          </table:table-cell>
          <table:table-cell office:value-type="float" office:value="1910" calcext:value-type="float">
            <text:p>1910</text:p>
          </table:table-cell>
          <table:table-cell office:value-type="float" office:value="87740" calcext:value-type="float">
            <text:p>877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10</text:p>
          </table:table-cell>
          <table:table-cell office:value-type="float" office:value="83538" calcext:value-type="float">
            <text:p>83538</text:p>
          </table:table-cell>
          <table:table-cell office:value-type="float" office:value="44428" calcext:value-type="float">
            <text:p>44428</text:p>
          </table:table-cell>
          <table:table-cell office:value-type="float" office:value="14079" calcext:value-type="float">
            <text:p>14079</text:p>
          </table:table-cell>
          <table:table-cell office:value-type="float" office:value="22000" calcext:value-type="float">
            <text:p>22000</text:p>
          </table:table-cell>
          <table:table-cell office:value-type="float" office:value="902" calcext:value-type="float">
            <text:p>902</text:p>
          </table:table-cell>
          <table:table-cell office:value-type="float" office:value="3099" calcext:value-type="float">
            <text:p>3099</text:p>
          </table:table-cell>
          <table:table-cell office:value-type="float" office:value="1882" calcext:value-type="float">
            <text:p>1882</text:p>
          </table:table-cell>
          <table:table-cell office:value-type="float" office:value="87607" calcext:value-type="float">
            <text:p>876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12])" office:value-type="float" office:value="86841.2" calcext:value-type="float">
            <text:p>86841,2</text:p>
          </table:table-cell>
          <table:table-cell table:formula="of:=AVERAGE([.C3:.C12])" office:value-type="float" office:value="46164.2" calcext:value-type="float">
            <text:p>46164,2</text:p>
          </table:table-cell>
          <table:table-cell table:formula="of:=AVERAGE([.D3:.D12])" office:value-type="float" office:value="14098.2" calcext:value-type="float">
            <text:p>14098,2</text:p>
          </table:table-cell>
          <table:table-cell table:formula="of:=AVERAGE([.E3:.E12])" office:value-type="float" office:value="22011" calcext:value-type="float">
            <text:p>22011</text:p>
          </table:table-cell>
          <table:table-cell table:formula="of:=AVERAGE([.F3:.F12])" office:value-type="float" office:value="904.7" calcext:value-type="float">
            <text:p>904,7</text:p>
          </table:table-cell>
          <table:table-cell table:formula="of:=AVERAGE([.G3:.G12])" office:value-type="float" office:value="3107.6" calcext:value-type="float">
            <text:p>3107,6</text:p>
          </table:table-cell>
          <table:table-cell table:formula="of:=AVERAGE([.H3:.H12])" office:value-type="float" office:value="1890" calcext:value-type="float">
            <text:p>1890</text:p>
          </table:table-cell>
          <table:table-cell table:formula="of:=AVERAGE([.I3:.I12])" office:value-type="float" office:value="87600.7" calcext:value-type="float">
            <text:p>87600,7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popcount1</text:p>
          </table:table-cell>
          <table:table-cell office:value-type="string" calcext:value-type="string">
            <text:p>popcount2</text:p>
          </table:table-cell>
          <table:table-cell office:value-type="string" calcext:value-type="string">
            <text:p>popcount3</text:p>
          </table:table-cell>
          <table:table-cell office:value-type="string" calcext:value-type="string">
            <text:p>popcount4</text:p>
          </table:table-cell>
          <table:table-cell office:value-type="string" calcext:value-type="string">
            <text:p>popcount5</text:p>
          </table:table-cell>
          <table:table-cell office:value-type="string" calcext:value-type="string">
            <text:p>popcount6</text:p>
          </table:table-cell>
          <table:table-cell office:value-type="string" calcext:value-type="string">
            <text:p>popcount7</text:p>
          </table:table-cell>
          <table:table-cell office:value-type="string" calcext:value-type="string">
            <text:p>popcount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16940" calcext:value-type="float">
            <text:p>16940</text:p>
          </table:table-cell>
          <table:table-cell office:value-type="float" office:value="13682" calcext:value-type="float">
            <text:p>13682</text:p>
          </table:table-cell>
          <table:table-cell office:value-type="float" office:value="14226" calcext:value-type="float">
            <text:p>14226</text:p>
          </table:table-cell>
          <table:table-cell office:value-type="float" office:value="6658" calcext:value-type="float">
            <text:p>6658</text:p>
          </table:table-cell>
          <table:table-cell office:value-type="float" office:value="461" calcext:value-type="float">
            <text:p>461</text:p>
          </table:table-cell>
          <table:table-cell office:value-type="float" office:value="524" calcext:value-type="float">
            <text:p>524</text:p>
          </table:table-cell>
          <table:table-cell office:value-type="float" office:value="1076" calcext:value-type="float">
            <text:p>1076</text:p>
          </table:table-cell>
          <table:table-cell office:value-type="float" office:value="60245" calcext:value-type="float">
            <text:p>602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21368" calcext:value-type="float">
            <text:p>21368</text:p>
          </table:table-cell>
          <table:table-cell office:value-type="float" office:value="13745" calcext:value-type="float">
            <text:p>13745</text:p>
          </table:table-cell>
          <table:table-cell office:value-type="float" office:value="14190" calcext:value-type="float">
            <text:p>14190</text:p>
          </table:table-cell>
          <table:table-cell office:value-type="float" office:value="6357" calcext:value-type="float">
            <text:p>6357</text:p>
          </table:table-cell>
          <table:table-cell office:value-type="float" office:value="469" calcext:value-type="float">
            <text:p>469</text:p>
          </table:table-cell>
          <table:table-cell office:value-type="float" office:value="536" calcext:value-type="float">
            <text:p>536</text:p>
          </table:table-cell>
          <table:table-cell office:value-type="float" office:value="1072" calcext:value-type="float">
            <text:p>1072</text:p>
          </table:table-cell>
          <table:table-cell office:value-type="float" office:value="62103" calcext:value-type="float">
            <text:p>621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18795" calcext:value-type="float">
            <text:p>18795</text:p>
          </table:table-cell>
          <table:table-cell office:value-type="float" office:value="13636" calcext:value-type="float">
            <text:p>13636</text:p>
          </table:table-cell>
          <table:table-cell office:value-type="float" office:value="14103" calcext:value-type="float">
            <text:p>14103</text:p>
          </table:table-cell>
          <table:table-cell office:value-type="float" office:value="6394" calcext:value-type="float">
            <text:p>6394</text:p>
          </table:table-cell>
          <table:table-cell office:value-type="float" office:value="460" calcext:value-type="float">
            <text:p>460</text:p>
          </table:table-cell>
          <table:table-cell office:value-type="float" office:value="523" calcext:value-type="float">
            <text:p>523</text:p>
          </table:table-cell>
          <table:table-cell office:value-type="float" office:value="1068" calcext:value-type="float">
            <text:p>1068</text:p>
          </table:table-cell>
          <table:table-cell office:value-type="float" office:value="59968" calcext:value-type="float">
            <text:p>599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23042" calcext:value-type="float">
            <text:p>23042</text:p>
          </table:table-cell>
          <table:table-cell office:value-type="float" office:value="14283" calcext:value-type="float">
            <text:p>14283</text:p>
          </table:table-cell>
          <table:table-cell office:value-type="float" office:value="14104" calcext:value-type="float">
            <text:p>14104</text:p>
          </table:table-cell>
          <table:table-cell office:value-type="float" office:value="6422" calcext:value-type="float">
            <text:p>6422</text:p>
          </table:table-cell>
          <table:table-cell office:value-type="float" office:value="526" calcext:value-type="float">
            <text:p>526</text:p>
          </table:table-cell>
          <table:table-cell office:value-type="float" office:value="607" calcext:value-type="float">
            <text:p>607</text:p>
          </table:table-cell>
          <table:table-cell office:value-type="float" office:value="1099" calcext:value-type="float">
            <text:p>1099</text:p>
          </table:table-cell>
          <table:table-cell office:value-type="float" office:value="59880" calcext:value-type="float">
            <text:p>598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5</text:p>
          </table:table-cell>
          <table:table-cell office:value-type="float" office:value="20625" calcext:value-type="float">
            <text:p>20625</text:p>
          </table:table-cell>
          <table:table-cell office:value-type="float" office:value="14371" calcext:value-type="float">
            <text:p>14371</text:p>
          </table:table-cell>
          <table:table-cell office:value-type="float" office:value="14084" calcext:value-type="float">
            <text:p>14084</text:p>
          </table:table-cell>
          <table:table-cell office:value-type="float" office:value="6689" calcext:value-type="float">
            <text:p>6689</text:p>
          </table:table-cell>
          <table:table-cell office:value-type="float" office:value="472" calcext:value-type="float">
            <text:p>472</text:p>
          </table:table-cell>
          <table:table-cell office:value-type="float" office:value="542" calcext:value-type="float">
            <text:p>542</text:p>
          </table:table-cell>
          <table:table-cell office:value-type="float" office:value="1072" calcext:value-type="float">
            <text:p>1072</text:p>
          </table:table-cell>
          <table:table-cell office:value-type="float" office:value="61195" calcext:value-type="float">
            <text:p>611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6</text:p>
          </table:table-cell>
          <table:table-cell office:value-type="float" office:value="27643" calcext:value-type="float">
            <text:p>27643</text:p>
          </table:table-cell>
          <table:table-cell office:value-type="float" office:value="13523" calcext:value-type="float">
            <text:p>13523</text:p>
          </table:table-cell>
          <table:table-cell office:value-type="float" office:value="14055" calcext:value-type="float">
            <text:p>14055</text:p>
          </table:table-cell>
          <table:table-cell office:value-type="float" office:value="6381" calcext:value-type="float">
            <text:p>6381</text:p>
          </table:table-cell>
          <table:table-cell office:value-type="float" office:value="457" calcext:value-type="float">
            <text:p>457</text:p>
          </table:table-cell>
          <table:table-cell office:value-type="float" office:value="530" calcext:value-type="float">
            <text:p>530</text:p>
          </table:table-cell>
          <table:table-cell office:value-type="float" office:value="1064" calcext:value-type="float">
            <text:p>1064</text:p>
          </table:table-cell>
          <table:table-cell office:value-type="float" office:value="60317" calcext:value-type="float">
            <text:p>603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7</text:p>
          </table:table-cell>
          <table:table-cell office:value-type="float" office:value="16100" calcext:value-type="float">
            <text:p>16100</text:p>
          </table:table-cell>
          <table:table-cell office:value-type="float" office:value="13550" calcext:value-type="float">
            <text:p>13550</text:p>
          </table:table-cell>
          <table:table-cell office:value-type="float" office:value="14315" calcext:value-type="float">
            <text:p>14315</text:p>
          </table:table-cell>
          <table:table-cell office:value-type="float" office:value="6505" calcext:value-type="float">
            <text:p>6505</text:p>
          </table:table-cell>
          <table:table-cell office:value-type="float" office:value="484" calcext:value-type="float">
            <text:p>484</text:p>
          </table:table-cell>
          <table:table-cell office:value-type="float" office:value="552" calcext:value-type="float">
            <text:p>552</text:p>
          </table:table-cell>
          <table:table-cell office:value-type="float" office:value="1089" calcext:value-type="float">
            <text:p>1089</text:p>
          </table:table-cell>
          <table:table-cell office:value-type="float" office:value="60131" calcext:value-type="float">
            <text:p>601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8</text:p>
          </table:table-cell>
          <table:table-cell office:value-type="float" office:value="18795" calcext:value-type="float">
            <text:p>18795</text:p>
          </table:table-cell>
          <table:table-cell office:value-type="float" office:value="14009" calcext:value-type="float">
            <text:p>14009</text:p>
          </table:table-cell>
          <table:table-cell office:value-type="float" office:value="15283" calcext:value-type="float">
            <text:p>15283</text:p>
          </table:table-cell>
          <table:table-cell office:value-type="float" office:value="6575" calcext:value-type="float">
            <text:p>6575</text:p>
          </table:table-cell>
          <table:table-cell office:value-type="float" office:value="466" calcext:value-type="float">
            <text:p>466</text:p>
          </table:table-cell>
          <table:table-cell office:value-type="float" office:value="542" calcext:value-type="float">
            <text:p>542</text:p>
          </table:table-cell>
          <table:table-cell office:value-type="float" office:value="1116" calcext:value-type="float">
            <text:p>1116</text:p>
          </table:table-cell>
          <table:table-cell office:value-type="float" office:value="60063" calcext:value-type="float">
            <text:p>600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9</text:p>
          </table:table-cell>
          <table:table-cell office:value-type="float" office:value="18030" calcext:value-type="float">
            <text:p>18030</text:p>
          </table:table-cell>
          <table:table-cell office:value-type="float" office:value="13934" calcext:value-type="float">
            <text:p>13934</text:p>
          </table:table-cell>
          <table:table-cell office:value-type="float" office:value="14121" calcext:value-type="float">
            <text:p>14121</text:p>
          </table:table-cell>
          <table:table-cell office:value-type="float" office:value="6655" calcext:value-type="float">
            <text:p>6655</text:p>
          </table:table-cell>
          <table:table-cell office:value-type="float" office:value="526" calcext:value-type="float">
            <text:p>526</text:p>
          </table:table-cell>
          <table:table-cell office:value-type="float" office:value="579" calcext:value-type="float">
            <text:p>579</text:p>
          </table:table-cell>
          <table:table-cell office:value-type="float" office:value="1142" calcext:value-type="float">
            <text:p>1142</text:p>
          </table:table-cell>
          <table:table-cell office:value-type="float" office:value="60102" calcext:value-type="float">
            <text:p>601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10</text:p>
          </table:table-cell>
          <table:table-cell office:value-type="float" office:value="20975" calcext:value-type="float">
            <text:p>20975</text:p>
          </table:table-cell>
          <table:table-cell office:value-type="float" office:value="13886" calcext:value-type="float">
            <text:p>13886</text:p>
          </table:table-cell>
          <table:table-cell office:value-type="float" office:value="14395" calcext:value-type="float">
            <text:p>14395</text:p>
          </table:table-cell>
          <table:table-cell office:value-type="float" office:value="6602" calcext:value-type="float">
            <text:p>6602</text:p>
          </table:table-cell>
          <table:table-cell office:value-type="float" office:value="473" calcext:value-type="float">
            <text:p>473</text:p>
          </table:table-cell>
          <table:table-cell office:value-type="float" office:value="548" calcext:value-type="float">
            <text:p>548</text:p>
          </table:table-cell>
          <table:table-cell office:value-type="float" office:value="1116" calcext:value-type="float">
            <text:p>1116</text:p>
          </table:table-cell>
          <table:table-cell office:value-type="float" office:value="60796" calcext:value-type="float">
            <text:p>607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17:.B26])" office:value-type="float" office:value="20231.3" calcext:value-type="float">
            <text:p>20231,3</text:p>
          </table:table-cell>
          <table:table-cell table:formula="of:=AVERAGE([.C17:.C26])" office:value-type="float" office:value="13861.9" calcext:value-type="float">
            <text:p>13861,9</text:p>
          </table:table-cell>
          <table:table-cell table:formula="of:=AVERAGE([.D17:.D26])" office:value-type="float" office:value="14287.6" calcext:value-type="float">
            <text:p>14287,6</text:p>
          </table:table-cell>
          <table:table-cell table:formula="of:=AVERAGE([.E17:.E26])" office:value-type="float" office:value="6523.8" calcext:value-type="float">
            <text:p>6523,8</text:p>
          </table:table-cell>
          <table:table-cell table:formula="of:=AVERAGE([.F17:.F26])" office:value-type="float" office:value="479.4" calcext:value-type="float">
            <text:p>479,4</text:p>
          </table:table-cell>
          <table:table-cell table:formula="of:=AVERAGE([.G17:.G26])" office:value-type="float" office:value="548.3" calcext:value-type="float">
            <text:p>548,3</text:p>
          </table:table-cell>
          <table:table-cell table:formula="of:=AVERAGE([.H17:.H26])" office:value-type="float" office:value="1091.4" calcext:value-type="float">
            <text:p>1091,4</text:p>
          </table:table-cell>
          <table:table-cell table:formula="of:=AVERAGE([.I17:.I26])" office:value-type="float" office:value="60480" calcext:value-type="float">
            <text:p>6048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popcount1</text:p>
          </table:table-cell>
          <table:table-cell office:value-type="string" calcext:value-type="string">
            <text:p>popcount2</text:p>
          </table:table-cell>
          <table:table-cell office:value-type="string" calcext:value-type="string">
            <text:p>popcount3</text:p>
          </table:table-cell>
          <table:table-cell office:value-type="string" calcext:value-type="string">
            <text:p>popcount4</text:p>
          </table:table-cell>
          <table:table-cell office:value-type="string" calcext:value-type="string">
            <text:p>popcount5</text:p>
          </table:table-cell>
          <table:table-cell office:value-type="string" calcext:value-type="string">
            <text:p>popcount6</text:p>
          </table:table-cell>
          <table:table-cell office:value-type="string" calcext:value-type="string">
            <text:p>popcount7</text:p>
          </table:table-cell>
          <table:table-cell office:value-type="string" calcext:value-type="string">
            <text:p>popcount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23217" calcext:value-type="float">
            <text:p>23217</text:p>
          </table:table-cell>
          <table:table-cell office:value-type="float" office:value="11705" calcext:value-type="float">
            <text:p>11705</text:p>
          </table:table-cell>
          <table:table-cell office:value-type="float" office:value="11547" calcext:value-type="float">
            <text:p>11547</text:p>
          </table:table-cell>
          <table:table-cell office:value-type="float" office:value="6696" calcext:value-type="float">
            <text:p>6696</text:p>
          </table:table-cell>
          <table:table-cell office:value-type="float" office:value="483" calcext:value-type="float">
            <text:p>483</text:p>
          </table:table-cell>
          <table:table-cell office:value-type="float" office:value="541" calcext:value-type="float">
            <text:p>541</text:p>
          </table:table-cell>
          <table:table-cell office:value-type="float" office:value="1075" calcext:value-type="float">
            <text:p>1075</text:p>
          </table:table-cell>
          <table:table-cell office:value-type="float" office:value="9055" calcext:value-type="float">
            <text:p>90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22774" calcext:value-type="float">
            <text:p>22774</text:p>
          </table:table-cell>
          <table:table-cell office:value-type="float" office:value="11074" calcext:value-type="float">
            <text:p>11074</text:p>
          </table:table-cell>
          <table:table-cell office:value-type="float" office:value="11420" calcext:value-type="float">
            <text:p>11420</text:p>
          </table:table-cell>
          <table:table-cell office:value-type="float" office:value="7423" calcext:value-type="float">
            <text:p>7423</text:p>
          </table:table-cell>
          <table:table-cell office:value-type="float" office:value="474" calcext:value-type="float">
            <text:p>474</text:p>
          </table:table-cell>
          <table:table-cell office:value-type="float" office:value="540" calcext:value-type="float">
            <text:p>540</text:p>
          </table:table-cell>
          <table:table-cell office:value-type="float" office:value="1081" calcext:value-type="float">
            <text:p>1081</text:p>
          </table:table-cell>
          <table:table-cell office:value-type="float" office:value="9078" calcext:value-type="float">
            <text:p>90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24434" calcext:value-type="float">
            <text:p>24434</text:p>
          </table:table-cell>
          <table:table-cell office:value-type="float" office:value="11912" calcext:value-type="float">
            <text:p>11912</text:p>
          </table:table-cell>
          <table:table-cell office:value-type="float" office:value="11424" calcext:value-type="float">
            <text:p>11424</text:p>
          </table:table-cell>
          <table:table-cell office:value-type="float" office:value="6734" calcext:value-type="float">
            <text:p>6734</text:p>
          </table:table-cell>
          <table:table-cell office:value-type="float" office:value="493" calcext:value-type="float">
            <text:p>493</text:p>
          </table:table-cell>
          <table:table-cell office:value-type="float" office:value="545" calcext:value-type="float">
            <text:p>545</text:p>
          </table:table-cell>
          <table:table-cell office:value-type="float" office:value="1072" calcext:value-type="float">
            <text:p>1072</text:p>
          </table:table-cell>
          <table:table-cell office:value-type="float" office:value="9080" calcext:value-type="float">
            <text:p>90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19724" calcext:value-type="float">
            <text:p>19724</text:p>
          </table:table-cell>
          <table:table-cell office:value-type="float" office:value="11601" calcext:value-type="float">
            <text:p>11601</text:p>
          </table:table-cell>
          <table:table-cell office:value-type="float" office:value="11391" calcext:value-type="float">
            <text:p>11391</text:p>
          </table:table-cell>
          <table:table-cell office:value-type="float" office:value="6869" calcext:value-type="float">
            <text:p>6869</text:p>
          </table:table-cell>
          <table:table-cell office:value-type="float" office:value="517" calcext:value-type="float">
            <text:p>517</text:p>
          </table:table-cell>
          <table:table-cell office:value-type="float" office:value="545" calcext:value-type="float">
            <text:p>545</text:p>
          </table:table-cell>
          <table:table-cell office:value-type="float" office:value="1079" calcext:value-type="float">
            <text:p>1079</text:p>
          </table:table-cell>
          <table:table-cell office:value-type="float" office:value="9143" calcext:value-type="float">
            <text:p>91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5</text:p>
          </table:table-cell>
          <table:table-cell office:value-type="float" office:value="24861" calcext:value-type="float">
            <text:p>24861</text:p>
          </table:table-cell>
          <table:table-cell office:value-type="float" office:value="11616" calcext:value-type="float">
            <text:p>11616</text:p>
          </table:table-cell>
          <table:table-cell office:value-type="float" office:value="11440" calcext:value-type="float">
            <text:p>11440</text:p>
          </table:table-cell>
          <table:table-cell office:value-type="float" office:value="6670" calcext:value-type="float">
            <text:p>6670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  <table:table-cell office:value-type="float" office:value="1081" calcext:value-type="float">
            <text:p>1081</text:p>
          </table:table-cell>
          <table:table-cell office:value-type="float" office:value="9158" calcext:value-type="float">
            <text:p>91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6</text:p>
          </table:table-cell>
          <table:table-cell office:value-type="float" office:value="17219" calcext:value-type="float">
            <text:p>17219</text:p>
          </table:table-cell>
          <table:table-cell office:value-type="float" office:value="11894" calcext:value-type="float">
            <text:p>11894</text:p>
          </table:table-cell>
          <table:table-cell office:value-type="float" office:value="11475" calcext:value-type="float">
            <text:p>11475</text:p>
          </table:table-cell>
          <table:table-cell office:value-type="float" office:value="6718" calcext:value-type="float">
            <text:p>6718</text:p>
          </table:table-cell>
          <table:table-cell office:value-type="float" office:value="471" calcext:value-type="float">
            <text:p>471</text:p>
          </table:table-cell>
          <table:table-cell office:value-type="float" office:value="538" calcext:value-type="float">
            <text:p>538</text:p>
          </table:table-cell>
          <table:table-cell office:value-type="float" office:value="1084" calcext:value-type="float">
            <text:p>1084</text:p>
          </table:table-cell>
          <table:table-cell office:value-type="float" office:value="9039" calcext:value-type="float">
            <text:p>90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7</text:p>
          </table:table-cell>
          <table:table-cell office:value-type="float" office:value="19660" calcext:value-type="float">
            <text:p>19660</text:p>
          </table:table-cell>
          <table:table-cell office:value-type="float" office:value="11286" calcext:value-type="float">
            <text:p>11286</text:p>
          </table:table-cell>
          <table:table-cell office:value-type="float" office:value="11421" calcext:value-type="float">
            <text:p>11421</text:p>
          </table:table-cell>
          <table:table-cell office:value-type="float" office:value="6660" calcext:value-type="float">
            <text:p>6660</text:p>
          </table:table-cell>
          <table:table-cell office:value-type="float" office:value="457" calcext:value-type="float">
            <text:p>457</text:p>
          </table:table-cell>
          <table:table-cell office:value-type="float" office:value="524" calcext:value-type="float">
            <text:p>524</text:p>
          </table:table-cell>
          <table:table-cell office:value-type="float" office:value="1084" calcext:value-type="float">
            <text:p>1084</text:p>
          </table:table-cell>
          <table:table-cell office:value-type="float" office:value="12730" calcext:value-type="float">
            <text:p>127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8</text:p>
          </table:table-cell>
          <table:table-cell office:value-type="float" office:value="16465" calcext:value-type="float">
            <text:p>16465</text:p>
          </table:table-cell>
          <table:table-cell office:value-type="float" office:value="12064" calcext:value-type="float">
            <text:p>12064</text:p>
          </table:table-cell>
          <table:table-cell office:value-type="float" office:value="11452" calcext:value-type="float">
            <text:p>11452</text:p>
          </table:table-cell>
          <table:table-cell office:value-type="float" office:value="6659" calcext:value-type="float">
            <text:p>6659</text:p>
          </table:table-cell>
          <table:table-cell office:value-type="float" office:value="453" calcext:value-type="float">
            <text:p>453</text:p>
          </table:table-cell>
          <table:table-cell office:value-type="float" office:value="522" calcext:value-type="float">
            <text:p>522</text:p>
          </table:table-cell>
          <table:table-cell office:value-type="float" office:value="1109" calcext:value-type="float">
            <text:p>1109</text:p>
          </table:table-cell>
          <table:table-cell office:value-type="float" office:value="9079" calcext:value-type="float">
            <text:p>90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9</text:p>
          </table:table-cell>
          <table:table-cell office:value-type="float" office:value="16429" calcext:value-type="float">
            <text:p>16429</text:p>
          </table:table-cell>
          <table:table-cell office:value-type="float" office:value="11430" calcext:value-type="float">
            <text:p>11430</text:p>
          </table:table-cell>
          <table:table-cell office:value-type="float" office:value="11504" calcext:value-type="float">
            <text:p>11504</text:p>
          </table:table-cell>
          <table:table-cell office:value-type="float" office:value="6656" calcext:value-type="float">
            <text:p>6656</text:p>
          </table:table-cell>
          <table:table-cell office:value-type="float" office:value="460" calcext:value-type="float">
            <text:p>460</text:p>
          </table:table-cell>
          <table:table-cell office:value-type="float" office:value="530" calcext:value-type="float">
            <text:p>530</text:p>
          </table:table-cell>
          <table:table-cell office:value-type="float" office:value="1089" calcext:value-type="float">
            <text:p>1089</text:p>
          </table:table-cell>
          <table:table-cell office:value-type="float" office:value="10670" calcext:value-type="float">
            <text:p>1067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da 10</text:p>
          </table:table-cell>
          <table:table-cell office:value-type="float" office:value="21841" calcext:value-type="float">
            <text:p>21841</text:p>
          </table:table-cell>
          <table:table-cell office:value-type="float" office:value="11300" calcext:value-type="float">
            <text:p>11300</text:p>
          </table:table-cell>
          <table:table-cell office:value-type="float" office:value="11452" calcext:value-type="float">
            <text:p>11452</text:p>
          </table:table-cell>
          <table:table-cell office:value-type="float" office:value="6669" calcext:value-type="float">
            <text:p>6669</text:p>
          </table:table-cell>
          <table:table-cell office:value-type="float" office:value="459" calcext:value-type="float">
            <text:p>459</text:p>
          </table:table-cell>
          <table:table-cell office:value-type="float" office:value="528" calcext:value-type="float">
            <text:p>528</text:p>
          </table:table-cell>
          <table:table-cell office:value-type="float" office:value="1075" calcext:value-type="float">
            <text:p>1075</text:p>
          </table:table-cell>
          <table:table-cell office:value-type="float" office:value="9096" calcext:value-type="float">
            <text:p>90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1:.B40])" office:value-type="float" office:value="20662.4" calcext:value-type="float">
            <text:p>20662,4</text:p>
          </table:table-cell>
          <table:table-cell table:formula="of:=AVERAGE([.C31:.C40])" office:value-type="float" office:value="11588.2" calcext:value-type="float">
            <text:p>11588,2</text:p>
          </table:table-cell>
          <table:table-cell table:formula="of:=AVERAGE([.D31:.D40])" office:value-type="float" office:value="11452.6" calcext:value-type="float">
            <text:p>11452,6</text:p>
          </table:table-cell>
          <table:table-cell table:formula="of:=AVERAGE([.E31:.E40])" office:value-type="float" office:value="6775.4" calcext:value-type="float">
            <text:p>6775,4</text:p>
          </table:table-cell>
          <table:table-cell table:formula="of:=AVERAGE([.F31:.F40])" office:value-type="float" office:value="472.1" calcext:value-type="float">
            <text:p>472,1</text:p>
          </table:table-cell>
          <table:table-cell table:formula="of:=AVERAGE([.G31:.G40])" office:value-type="float" office:value="534.1" calcext:value-type="float">
            <text:p>534,1</text:p>
          </table:table-cell>
          <table:table-cell table:formula="of:=AVERAGE([.H31:.H40])" office:value-type="float" office:value="1082.9" calcext:value-type="float">
            <text:p>1082,9</text:p>
          </table:table-cell>
          <table:table-cell table:formula="of:=AVERAGE([.I31:.I40])" office:value-type="float" office:value="9612.8" calcext:value-type="float">
            <text:p>9612,8</text:p>
          </table:table-cell>
          <table:table-cell table:number-columns-repeated="15"/>
        </table:table-row>
      </table:table>
      <table:table table:name="parity" table:style-name="ta1">
        <table:shapes>
          <draw:frame draw:z-index="0" draw:style-name="gr1" draw:text-style-name="P1" svg:width="164.21mm" svg:height="94.62mm" svg:x="180.79mm" svg:y="27.56mm">
            <loext:p draw:notify-on-update-of-ranges="parity.J2:parity.O2 parity.I5:parity.I5 parity.J5:parity.O5 parity.I4:parity.I4 parity.J4:parity.O4 parity.I3:parity.I3 parity.J3:parity.O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61.31mm" svg:y="27.56mm">
            <loext:p draw:notify-on-update-of-ranges="parity.R2:parity.T2 parity.Q5:parity.Q5 parity.R5:parity.T5 parity.Q4:parity.Q4 parity.R4:parity.T4 parity.Q3:parity.Q3 parity.R3:parity.T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O0</text:p>
          </table:table-cell>
          <table:table-cell office:value-type="string" calcext:value-type="string">
            <text:p>parity1</text:p>
          </table:table-cell>
          <table:table-cell office:value-type="string" calcext:value-type="string">
            <text:p>parity2</text:p>
          </table:table-cell>
          <table:table-cell office:value-type="string" calcext:value-type="string">
            <text:p>parity3</text:p>
          </table:table-cell>
          <table:table-cell office:value-type="string" calcext:value-type="string">
            <text:p>parity4</text:p>
          </table:table-cell>
          <table:table-cell office:value-type="string" calcext:value-type="string">
            <text:p>parity5</text:p>
          </table:table-cell>
          <table:table-cell office:value-type="string" calcext:value-type="string">
            <text:p>parity6</text:p>
          </table:table-cell>
          <table:table-cell table:number-columns-repeated="2"/>
          <table:table-cell office:value-type="string" calcext:value-type="string">
            <text:p>parity1</text:p>
          </table:table-cell>
          <table:table-cell office:value-type="string" calcext:value-type="string">
            <text:p>parity2</text:p>
          </table:table-cell>
          <table:table-cell office:value-type="string" calcext:value-type="string">
            <text:p>parity3</text:p>
          </table:table-cell>
          <table:table-cell office:value-type="string" calcext:value-type="string">
            <text:p>parity4</text:p>
          </table:table-cell>
          <table:table-cell office:value-type="string" calcext:value-type="string">
            <text:p>parity5</text:p>
          </table:table-cell>
          <table:table-cell office:value-type="string" calcext:value-type="string">
            <text:p>parity6</text:p>
          </table:table-cell>
          <table:table-cell table:number-columns-repeated="2"/>
          <table:table-cell office:value-type="string" calcext:value-type="string">
            <text:p>parity4</text:p>
          </table:table-cell>
          <table:table-cell office:value-type="string" calcext:value-type="string">
            <text:p>parity5</text:p>
          </table:table-cell>
          <table:table-cell office:value-type="string" calcext:value-type="string">
            <text:p>parity6</text:p>
          </table:table-cell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94060" calcext:value-type="float">
            <text:p>94060</text:p>
          </table:table-cell>
          <table:table-cell office:value-type="float" office:value="46734" calcext:value-type="float">
            <text:p>46734</text:p>
          </table:table-cell>
          <table:table-cell office:value-type="float" office:value="40450" calcext:value-type="float">
            <text:p>40450</text:p>
          </table:table-cell>
          <table:table-cell office:value-type="float" office:value="14011" calcext:value-type="float">
            <text:p>14011</text:p>
          </table:table-cell>
          <table:table-cell office:value-type="float" office:value="16117" calcext:value-type="float">
            <text:p>16117</text:p>
          </table:table-cell>
          <table:table-cell office:value-type="float" office:value="10784" calcext:value-type="float">
            <text:p>10784</text:p>
          </table:table-cell>
          <table:table-cell/>
          <table:table-cell office:value-type="string" calcext:value-type="string">
            <text:p>O0</text:p>
          </table:table-cell>
          <table:table-cell table:formula="of:=[.B13]" office:value-type="float" office:value="90334.1" calcext:value-type="float">
            <text:p>90334,1</text:p>
          </table:table-cell>
          <table:table-cell table:formula="of:=[.C13]" office:value-type="float" office:value="49636.9" calcext:value-type="float">
            <text:p>49636,9</text:p>
          </table:table-cell>
          <table:table-cell table:formula="of:=[.D13]" office:value-type="float" office:value="40746.4" calcext:value-type="float">
            <text:p>40746,4</text:p>
          </table:table-cell>
          <table:table-cell table:formula="of:=[.E13]" office:value-type="float" office:value="14330.2" calcext:value-type="float">
            <text:p>14330,2</text:p>
          </table:table-cell>
          <table:table-cell table:formula="of:=[.F13]" office:value-type="float" office:value="16887.5" calcext:value-type="float">
            <text:p>16887,5</text:p>
          </table:table-cell>
          <table:table-cell table:formula="of:=[.G13]" office:value-type="float" office:value="11033.6" calcext:value-type="float">
            <text:p>11033,6</text:p>
          </table:table-cell>
          <table:table-cell/>
          <table:table-cell office:value-type="string" calcext:value-type="string">
            <text:p>O0</text:p>
          </table:table-cell>
          <table:table-cell table:formula="of:=[.M3]" office:value-type="float" office:value="14330.2" calcext:value-type="float">
            <text:p>14330,2</text:p>
          </table:table-cell>
          <table:table-cell table:formula="of:=[.N3]" office:value-type="float" office:value="16887.5" calcext:value-type="float">
            <text:p>16887,5</text:p>
          </table:table-cell>
          <table:table-cell table:formula="of:=[.O3]" office:value-type="float" office:value="11033.6" calcext:value-type="float">
            <text:p>11033,6</text:p>
          </table:table-cell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89485" calcext:value-type="float">
            <text:p>89485</text:p>
          </table:table-cell>
          <table:table-cell office:value-type="float" office:value="58892" calcext:value-type="float">
            <text:p>58892</text:p>
          </table:table-cell>
          <table:table-cell office:value-type="float" office:value="40473" calcext:value-type="float">
            <text:p>40473</text:p>
          </table:table-cell>
          <table:table-cell office:value-type="float" office:value="14011" calcext:value-type="float">
            <text:p>14011</text:p>
          </table:table-cell>
          <table:table-cell office:value-type="float" office:value="16119" calcext:value-type="float">
            <text:p>16119</text:p>
          </table:table-cell>
          <table:table-cell office:value-type="float" office:value="10794" calcext:value-type="float">
            <text:p>10794</text:p>
          </table:table-cell>
          <table:table-cell/>
          <table:table-cell office:value-type="string" calcext:value-type="string">
            <text:p>O1</text:p>
          </table:table-cell>
          <table:table-cell table:formula="of:=[.B27]" office:value-type="float" office:value="22224.3" calcext:value-type="float">
            <text:p>22224,3</text:p>
          </table:table-cell>
          <table:table-cell table:formula="of:=[.C27]" office:value-type="float" office:value="15327.2" calcext:value-type="float">
            <text:p>15327,2</text:p>
          </table:table-cell>
          <table:table-cell table:formula="of:=[.D27]" office:value-type="float" office:value="9081.3" calcext:value-type="float">
            <text:p>9081,3</text:p>
          </table:table-cell>
          <table:table-cell table:formula="of:=[.E27]" office:value-type="float" office:value="7461" calcext:value-type="float">
            <text:p>7461</text:p>
          </table:table-cell>
          <table:table-cell table:formula="of:=[.F27]" office:value-type="float" office:value="4611.2" calcext:value-type="float">
            <text:p>4611,2</text:p>
          </table:table-cell>
          <table:table-cell table:formula="of:=[.G27]" office:value-type="float" office:value="3218.2" calcext:value-type="float">
            <text:p>3218,2</text:p>
          </table:table-cell>
          <table:table-cell/>
          <table:table-cell office:value-type="string" calcext:value-type="string">
            <text:p>O1</text:p>
          </table:table-cell>
          <table:table-cell table:formula="of:=[.M4]" office:value-type="float" office:value="7461" calcext:value-type="float">
            <text:p>7461</text:p>
          </table:table-cell>
          <table:table-cell table:formula="of:=[.N4]" office:value-type="float" office:value="4611.2" calcext:value-type="float">
            <text:p>4611,2</text:p>
          </table:table-cell>
          <table:table-cell table:formula="of:=[.O4]" office:value-type="float" office:value="3218.2" calcext:value-type="float">
            <text:p>3218,2</text:p>
          </table:table-cell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87719" calcext:value-type="float">
            <text:p>87719</text:p>
          </table:table-cell>
          <table:table-cell office:value-type="float" office:value="46817" calcext:value-type="float">
            <text:p>46817</text:p>
          </table:table-cell>
          <table:table-cell office:value-type="float" office:value="40424" calcext:value-type="float">
            <text:p>40424</text:p>
          </table:table-cell>
          <table:table-cell office:value-type="float" office:value="14575" calcext:value-type="float">
            <text:p>14575</text:p>
          </table:table-cell>
          <table:table-cell office:value-type="float" office:value="16347" calcext:value-type="float">
            <text:p>16347</text:p>
          </table:table-cell>
          <table:table-cell office:value-type="float" office:value="10984" calcext:value-type="float">
            <text:p>10984</text:p>
          </table:table-cell>
          <table:table-cell/>
          <table:table-cell office:value-type="string" calcext:value-type="string">
            <text:p>O2</text:p>
          </table:table-cell>
          <table:table-cell table:formula="of:=[.B40]" office:value-type="float" office:value="25438.2" calcext:value-type="float">
            <text:p>25438,2</text:p>
          </table:table-cell>
          <table:table-cell table:formula="of:=[.C40]" office:value-type="float" office:value="9414.7" calcext:value-type="float">
            <text:p>9414,7</text:p>
          </table:table-cell>
          <table:table-cell table:formula="of:=[.D40]" office:value-type="float" office:value="7585.2" calcext:value-type="float">
            <text:p>7585,2</text:p>
          </table:table-cell>
          <table:table-cell table:formula="of:=[.E40]" office:value-type="float" office:value="7401.1" calcext:value-type="float">
            <text:p>7401,1</text:p>
          </table:table-cell>
          <table:table-cell table:formula="of:=[.F40]" office:value-type="float" office:value="4908.1" calcext:value-type="float">
            <text:p>4908,1</text:p>
          </table:table-cell>
          <table:table-cell table:formula="of:=[.G40]" office:value-type="float" office:value="3212.5" calcext:value-type="float">
            <text:p>3212,5</text:p>
          </table:table-cell>
          <table:table-cell/>
          <table:table-cell office:value-type="string" calcext:value-type="string">
            <text:p>O2</text:p>
          </table:table-cell>
          <table:table-cell table:formula="of:=[.M5]" office:value-type="float" office:value="7401.1" calcext:value-type="float">
            <text:p>7401,1</text:p>
          </table:table-cell>
          <table:table-cell table:formula="of:=[.N5]" office:value-type="float" office:value="4908.1" calcext:value-type="float">
            <text:p>4908,1</text:p>
          </table:table-cell>
          <table:table-cell table:formula="of:=[.O5]" office:value-type="float" office:value="3212.5" calcext:value-type="float">
            <text:p>3212,5</text:p>
          </table:table-cell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90564" calcext:value-type="float">
            <text:p>90564</text:p>
          </table:table-cell>
          <table:table-cell office:value-type="float" office:value="47359" calcext:value-type="float">
            <text:p>47359</text:p>
          </table:table-cell>
          <table:table-cell office:value-type="float" office:value="40816" calcext:value-type="float">
            <text:p>40816</text:p>
          </table:table-cell>
          <table:table-cell office:value-type="float" office:value="14502" calcext:value-type="float">
            <text:p>14502</text:p>
          </table:table-cell>
          <table:table-cell office:value-type="float" office:value="16610" calcext:value-type="float">
            <text:p>16610</text:p>
          </table:table-cell>
          <table:table-cell office:value-type="float" office:value="11096" calcext:value-type="float">
            <text:p>110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5</text:p>
          </table:table-cell>
          <table:table-cell office:value-type="float" office:value="95717" calcext:value-type="float">
            <text:p>95717</text:p>
          </table:table-cell>
          <table:table-cell office:value-type="float" office:value="47060" calcext:value-type="float">
            <text:p>47060</text:p>
          </table:table-cell>
          <table:table-cell office:value-type="float" office:value="40545" calcext:value-type="float">
            <text:p>40545</text:p>
          </table:table-cell>
          <table:table-cell office:value-type="float" office:value="14212" calcext:value-type="float">
            <text:p>14212</text:p>
          </table:table-cell>
          <table:table-cell office:value-type="float" office:value="18608" calcext:value-type="float">
            <text:p>18608</text:p>
          </table:table-cell>
          <table:table-cell office:value-type="float" office:value="11051" calcext:value-type="float">
            <text:p>110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6</text:p>
          </table:table-cell>
          <table:table-cell office:value-type="float" office:value="88125" calcext:value-type="float">
            <text:p>88125</text:p>
          </table:table-cell>
          <table:table-cell office:value-type="float" office:value="53109" calcext:value-type="float">
            <text:p>53109</text:p>
          </table:table-cell>
          <table:table-cell office:value-type="float" office:value="40733" calcext:value-type="float">
            <text:p>40733</text:p>
          </table:table-cell>
          <table:table-cell office:value-type="float" office:value="14570" calcext:value-type="float">
            <text:p>14570</text:p>
          </table:table-cell>
          <table:table-cell office:value-type="float" office:value="17466" calcext:value-type="float">
            <text:p>17466</text:p>
          </table:table-cell>
          <table:table-cell office:value-type="float" office:value="10873" calcext:value-type="float">
            <text:p>108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7</text:p>
          </table:table-cell>
          <table:table-cell office:value-type="float" office:value="93682" calcext:value-type="float">
            <text:p>93682</text:p>
          </table:table-cell>
          <table:table-cell office:value-type="float" office:value="47035" calcext:value-type="float">
            <text:p>47035</text:p>
          </table:table-cell>
          <table:table-cell office:value-type="float" office:value="40453" calcext:value-type="float">
            <text:p>40453</text:p>
          </table:table-cell>
          <table:table-cell office:value-type="float" office:value="14352" calcext:value-type="float">
            <text:p>14352</text:p>
          </table:table-cell>
          <table:table-cell office:value-type="float" office:value="17843" calcext:value-type="float">
            <text:p>17843</text:p>
          </table:table-cell>
          <table:table-cell office:value-type="float" office:value="10985" calcext:value-type="float">
            <text:p>109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8</text:p>
          </table:table-cell>
          <table:table-cell office:value-type="float" office:value="87760" calcext:value-type="float">
            <text:p>87760</text:p>
          </table:table-cell>
          <table:table-cell office:value-type="float" office:value="47713" calcext:value-type="float">
            <text:p>47713</text:p>
          </table:table-cell>
          <table:table-cell office:value-type="float" office:value="41085" calcext:value-type="float">
            <text:p>41085</text:p>
          </table:table-cell>
          <table:table-cell office:value-type="float" office:value="14037" calcext:value-type="float">
            <text:p>14037</text:p>
          </table:table-cell>
          <table:table-cell office:value-type="float" office:value="16156" calcext:value-type="float">
            <text:p>16156</text:p>
          </table:table-cell>
          <table:table-cell office:value-type="float" office:value="11434" calcext:value-type="float">
            <text:p>114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9</text:p>
          </table:table-cell>
          <table:table-cell office:value-type="float" office:value="88251" calcext:value-type="float">
            <text:p>88251</text:p>
          </table:table-cell>
          <table:table-cell office:value-type="float" office:value="47980" calcext:value-type="float">
            <text:p>47980</text:p>
          </table:table-cell>
          <table:table-cell office:value-type="float" office:value="41617" calcext:value-type="float">
            <text:p>41617</text:p>
          </table:table-cell>
          <table:table-cell office:value-type="float" office:value="14859" calcext:value-type="float">
            <text:p>14859</text:p>
          </table:table-cell>
          <table:table-cell office:value-type="float" office:value="16859" calcext:value-type="float">
            <text:p>16859</text:p>
          </table:table-cell>
          <table:table-cell office:value-type="float" office:value="11193" calcext:value-type="float">
            <text:p>111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10</text:p>
          </table:table-cell>
          <table:table-cell office:value-type="float" office:value="87978" calcext:value-type="float">
            <text:p>87978</text:p>
          </table:table-cell>
          <table:table-cell office:value-type="float" office:value="53670" calcext:value-type="float">
            <text:p>53670</text:p>
          </table:table-cell>
          <table:table-cell office:value-type="float" office:value="40868" calcext:value-type="float">
            <text:p>40868</text:p>
          </table:table-cell>
          <table:table-cell office:value-type="float" office:value="14173" calcext:value-type="float">
            <text:p>14173</text:p>
          </table:table-cell>
          <table:table-cell office:value-type="float" office:value="16750" calcext:value-type="float">
            <text:p>16750</text:p>
          </table:table-cell>
          <table:table-cell office:value-type="float" office:value="11142" calcext:value-type="float">
            <text:p>111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12])" office:value-type="float" office:value="90334.1" calcext:value-type="float">
            <text:p>90334,1</text:p>
          </table:table-cell>
          <table:table-cell table:formula="of:=AVERAGE([.C3:.C12])" office:value-type="float" office:value="49636.9" calcext:value-type="float">
            <text:p>49636,9</text:p>
          </table:table-cell>
          <table:table-cell table:formula="of:=AVERAGE([.D3:.D12])" office:value-type="float" office:value="40746.4" calcext:value-type="float">
            <text:p>40746,4</text:p>
          </table:table-cell>
          <table:table-cell table:formula="of:=AVERAGE([.E3:.E12])" office:value-type="float" office:value="14330.2" calcext:value-type="float">
            <text:p>14330,2</text:p>
          </table:table-cell>
          <table:table-cell table:formula="of:=AVERAGE([.F3:.F12])" office:value-type="float" office:value="16887.5" calcext:value-type="float">
            <text:p>16887,5</text:p>
          </table:table-cell>
          <table:table-cell table:formula="of:=AVERAGE([.G3:.G12])" office:value-type="float" office:value="11033.6" calcext:value-type="float">
            <text:p>11033,6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parity1</text:p>
          </table:table-cell>
          <table:table-cell office:value-type="string" calcext:value-type="string">
            <text:p>parity2</text:p>
          </table:table-cell>
          <table:table-cell office:value-type="string" calcext:value-type="string">
            <text:p>parity3</text:p>
          </table:table-cell>
          <table:table-cell office:value-type="string" calcext:value-type="string">
            <text:p>parity4</text:p>
          </table:table-cell>
          <table:table-cell office:value-type="string" calcext:value-type="string">
            <text:p>parity5</text:p>
          </table:table-cell>
          <table:table-cell office:value-type="string" calcext:value-type="string">
            <text:p>parity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24156" calcext:value-type="float">
            <text:p>24156</text:p>
          </table:table-cell>
          <table:table-cell office:value-type="float" office:value="14685" calcext:value-type="float">
            <text:p>14685</text:p>
          </table:table-cell>
          <table:table-cell office:value-type="float" office:value="8213" calcext:value-type="float">
            <text:p>8213</text:p>
          </table:table-cell>
          <table:table-cell office:value-type="float" office:value="7420" calcext:value-type="float">
            <text:p>7420</text:p>
          </table:table-cell>
          <table:table-cell office:value-type="float" office:value="4594" calcext:value-type="float">
            <text:p>4594</text:p>
          </table:table-cell>
          <table:table-cell office:value-type="float" office:value="3223" calcext:value-type="float">
            <text:p>3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19815" calcext:value-type="float">
            <text:p>19815</text:p>
          </table:table-cell>
          <table:table-cell office:value-type="float" office:value="14594" calcext:value-type="float">
            <text:p>14594</text:p>
          </table:table-cell>
          <table:table-cell office:value-type="float" office:value="10080" calcext:value-type="float">
            <text:p>10080</text:p>
          </table:table-cell>
          <table:table-cell office:value-type="float" office:value="7401" calcext:value-type="float">
            <text:p>7401</text:p>
          </table:table-cell>
          <table:table-cell office:value-type="float" office:value="4616" calcext:value-type="float">
            <text:p>4616</text:p>
          </table:table-cell>
          <table:table-cell office:value-type="float" office:value="3213" calcext:value-type="float">
            <text:p>3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23628" calcext:value-type="float">
            <text:p>23628</text:p>
          </table:table-cell>
          <table:table-cell office:value-type="float" office:value="14508" calcext:value-type="float">
            <text:p>14508</text:p>
          </table:table-cell>
          <table:table-cell office:value-type="float" office:value="10283" calcext:value-type="float">
            <text:p>10283</text:p>
          </table:table-cell>
          <table:table-cell office:value-type="float" office:value="7424" calcext:value-type="float">
            <text:p>7424</text:p>
          </table:table-cell>
          <table:table-cell office:value-type="float" office:value="4591" calcext:value-type="float">
            <text:p>4591</text:p>
          </table:table-cell>
          <table:table-cell office:value-type="float" office:value="3225" calcext:value-type="float">
            <text:p>3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19561" calcext:value-type="float">
            <text:p>19561</text:p>
          </table:table-cell>
          <table:table-cell office:value-type="float" office:value="14961" calcext:value-type="float">
            <text:p>14961</text:p>
          </table:table-cell>
          <table:table-cell office:value-type="float" office:value="9554" calcext:value-type="float">
            <text:p>9554</text:p>
          </table:table-cell>
          <table:table-cell office:value-type="float" office:value="7511" calcext:value-type="float">
            <text:p>7511</text:p>
          </table:table-cell>
          <table:table-cell office:value-type="float" office:value="4644" calcext:value-type="float">
            <text:p>4644</text:p>
          </table:table-cell>
          <table:table-cell office:value-type="float" office:value="3216" calcext:value-type="float">
            <text:p>32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5</text:p>
          </table:table-cell>
          <table:table-cell office:value-type="float" office:value="23027" calcext:value-type="float">
            <text:p>23027</text:p>
          </table:table-cell>
          <table:table-cell office:value-type="float" office:value="15234" calcext:value-type="float">
            <text:p>15234</text:p>
          </table:table-cell>
          <table:table-cell office:value-type="float" office:value="8178" calcext:value-type="float">
            <text:p>8178</text:p>
          </table:table-cell>
          <table:table-cell office:value-type="float" office:value="7396" calcext:value-type="float">
            <text:p>7396</text:p>
          </table:table-cell>
          <table:table-cell office:value-type="float" office:value="4651" calcext:value-type="float">
            <text:p>4651</text:p>
          </table:table-cell>
          <table:table-cell office:value-type="float" office:value="3194" calcext:value-type="float">
            <text:p>31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6</text:p>
          </table:table-cell>
          <table:table-cell office:value-type="float" office:value="23523" calcext:value-type="float">
            <text:p>23523</text:p>
          </table:table-cell>
          <table:table-cell office:value-type="float" office:value="17580" calcext:value-type="float">
            <text:p>17580</text:p>
          </table:table-cell>
          <table:table-cell office:value-type="float" office:value="11904" calcext:value-type="float">
            <text:p>11904</text:p>
          </table:table-cell>
          <table:table-cell office:value-type="float" office:value="7422" calcext:value-type="float">
            <text:p>7422</text:p>
          </table:table-cell>
          <table:table-cell office:value-type="float" office:value="4619" calcext:value-type="float">
            <text:p>4619</text:p>
          </table:table-cell>
          <table:table-cell office:value-type="float" office:value="3213" calcext:value-type="float">
            <text:p>3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7</text:p>
          </table:table-cell>
          <table:table-cell office:value-type="float" office:value="23735" calcext:value-type="float">
            <text:p>23735</text:p>
          </table:table-cell>
          <table:table-cell office:value-type="float" office:value="17636" calcext:value-type="float">
            <text:p>17636</text:p>
          </table:table-cell>
          <table:table-cell office:value-type="float" office:value="8078" calcext:value-type="float">
            <text:p>8078</text:p>
          </table:table-cell>
          <table:table-cell office:value-type="float" office:value="7425" calcext:value-type="float">
            <text:p>7425</text:p>
          </table:table-cell>
          <table:table-cell office:value-type="float" office:value="4589" calcext:value-type="float">
            <text:p>4589</text:p>
          </table:table-cell>
          <table:table-cell office:value-type="float" office:value="3208" calcext:value-type="float">
            <text:p>3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8</text:p>
          </table:table-cell>
          <table:table-cell office:value-type="float" office:value="21778" calcext:value-type="float">
            <text:p>21778</text:p>
          </table:table-cell>
          <table:table-cell office:value-type="float" office:value="14931" calcext:value-type="float">
            <text:p>14931</text:p>
          </table:table-cell>
          <table:table-cell office:value-type="float" office:value="8215" calcext:value-type="float">
            <text:p>8215</text:p>
          </table:table-cell>
          <table:table-cell office:value-type="float" office:value="7443" calcext:value-type="float">
            <text:p>7443</text:p>
          </table:table-cell>
          <table:table-cell office:value-type="float" office:value="4608" calcext:value-type="float">
            <text:p>4608</text:p>
          </table:table-cell>
          <table:table-cell office:value-type="float" office:value="3228" calcext:value-type="float">
            <text:p>32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9</text:p>
          </table:table-cell>
          <table:table-cell office:value-type="float" office:value="16042" calcext:value-type="float">
            <text:p>16042</text:p>
          </table:table-cell>
          <table:table-cell office:value-type="float" office:value="14621" calcext:value-type="float">
            <text:p>14621</text:p>
          </table:table-cell>
          <table:table-cell office:value-type="float" office:value="8232" calcext:value-type="float">
            <text:p>8232</text:p>
          </table:table-cell>
          <table:table-cell office:value-type="float" office:value="7703" calcext:value-type="float">
            <text:p>7703</text:p>
          </table:table-cell>
          <table:table-cell office:value-type="float" office:value="4599" calcext:value-type="float">
            <text:p>4599</text:p>
          </table:table-cell>
          <table:table-cell office:value-type="float" office:value="3234" calcext:value-type="float">
            <text:p>3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10</text:p>
          </table:table-cell>
          <table:table-cell office:value-type="float" office:value="26978" calcext:value-type="float">
            <text:p>26978</text:p>
          </table:table-cell>
          <table:table-cell office:value-type="float" office:value="14522" calcext:value-type="float">
            <text:p>14522</text:p>
          </table:table-cell>
          <table:table-cell office:value-type="float" office:value="8076" calcext:value-type="float">
            <text:p>8076</text:p>
          </table:table-cell>
          <table:table-cell office:value-type="float" office:value="7465" calcext:value-type="float">
            <text:p>7465</text:p>
          </table:table-cell>
          <table:table-cell office:value-type="float" office:value="4601" calcext:value-type="float">
            <text:p>4601</text:p>
          </table:table-cell>
          <table:table-cell office:value-type="float" office:value="3228" calcext:value-type="float">
            <text:p>32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17:.B26])" office:value-type="float" office:value="22224.3" calcext:value-type="float">
            <text:p>22224,3</text:p>
          </table:table-cell>
          <table:table-cell table:formula="of:=AVERAGE([.C17:.C26])" office:value-type="float" office:value="15327.2" calcext:value-type="float">
            <text:p>15327,2</text:p>
          </table:table-cell>
          <table:table-cell table:formula="of:=AVERAGE([.D17:.D26])" office:value-type="float" office:value="9081.3" calcext:value-type="float">
            <text:p>9081,3</text:p>
          </table:table-cell>
          <table:table-cell table:formula="of:=AVERAGE([.E17:.E26])" office:value-type="float" office:value="7461" calcext:value-type="float">
            <text:p>7461</text:p>
          </table:table-cell>
          <table:table-cell table:formula="of:=AVERAGE([.F17:.F26])" office:value-type="float" office:value="4611.2" calcext:value-type="float">
            <text:p>4611,2</text:p>
          </table:table-cell>
          <table:table-cell table:formula="of:=AVERAGE([.G17:.G26])" office:value-type="float" office:value="3218.2" calcext:value-type="float">
            <text:p>3218,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parity1</text:p>
          </table:table-cell>
          <table:table-cell office:value-type="string" calcext:value-type="string">
            <text:p>parity2</text:p>
          </table:table-cell>
          <table:table-cell office:value-type="string" calcext:value-type="string">
            <text:p>parity3</text:p>
          </table:table-cell>
          <table:table-cell office:value-type="string" calcext:value-type="string">
            <text:p>parity4</text:p>
          </table:table-cell>
          <table:table-cell office:value-type="string" calcext:value-type="string">
            <text:p>parity5</text:p>
          </table:table-cell>
          <table:table-cell office:value-type="string" calcext:value-type="string">
            <text:p>parity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1</text:p>
          </table:table-cell>
          <table:table-cell office:value-type="float" office:value="24177" calcext:value-type="float">
            <text:p>24177</text:p>
          </table:table-cell>
          <table:table-cell office:value-type="float" office:value="9361" calcext:value-type="float">
            <text:p>9361</text:p>
          </table:table-cell>
          <table:table-cell office:value-type="float" office:value="7606" calcext:value-type="float">
            <text:p>7606</text:p>
          </table:table-cell>
          <table:table-cell office:value-type="float" office:value="7477" calcext:value-type="float">
            <text:p>7477</text:p>
          </table:table-cell>
          <table:table-cell office:value-type="float" office:value="5261" calcext:value-type="float">
            <text:p>5261</text:p>
          </table:table-cell>
          <table:table-cell office:value-type="float" office:value="3241" calcext:value-type="float">
            <text:p>32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2</text:p>
          </table:table-cell>
          <table:table-cell office:value-type="float" office:value="24054" calcext:value-type="float">
            <text:p>24054</text:p>
          </table:table-cell>
          <table:table-cell office:value-type="float" office:value="9574" calcext:value-type="float">
            <text:p>9574</text:p>
          </table:table-cell>
          <table:table-cell office:value-type="float" office:value="7618" calcext:value-type="float">
            <text:p>7618</text:p>
          </table:table-cell>
          <table:table-cell office:value-type="float" office:value="7364" calcext:value-type="float">
            <text:p>7364</text:p>
          </table:table-cell>
          <table:table-cell office:value-type="float" office:value="4521" calcext:value-type="float">
            <text:p>4521</text:p>
          </table:table-cell>
          <table:table-cell office:value-type="float" office:value="3221" calcext:value-type="float">
            <text:p>32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3</text:p>
          </table:table-cell>
          <table:table-cell office:value-type="float" office:value="27986" calcext:value-type="float">
            <text:p>27986</text:p>
          </table:table-cell>
          <table:table-cell office:value-type="float" office:value="9089" calcext:value-type="float">
            <text:p>9089</text:p>
          </table:table-cell>
          <table:table-cell office:value-type="float" office:value="7546" calcext:value-type="float">
            <text:p>7546</text:p>
          </table:table-cell>
          <table:table-cell office:value-type="float" office:value="7402" calcext:value-type="float">
            <text:p>7402</text:p>
          </table:table-cell>
          <table:table-cell office:value-type="float" office:value="4512" calcext:value-type="float">
            <text:p>4512</text:p>
          </table:table-cell>
          <table:table-cell office:value-type="float" office:value="3202" calcext:value-type="float">
            <text:p>32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4</text:p>
          </table:table-cell>
          <table:table-cell office:value-type="float" office:value="23834" calcext:value-type="float">
            <text:p>23834</text:p>
          </table:table-cell>
          <table:table-cell office:value-type="float" office:value="9620" calcext:value-type="float">
            <text:p>9620</text:p>
          </table:table-cell>
          <table:table-cell office:value-type="float" office:value="7554" calcext:value-type="float">
            <text:p>7554</text:p>
          </table:table-cell>
          <table:table-cell office:value-type="float" office:value="7478" calcext:value-type="float">
            <text:p>7478</text:p>
          </table:table-cell>
          <table:table-cell office:value-type="float" office:value="5256" calcext:value-type="float">
            <text:p>5256</text:p>
          </table:table-cell>
          <table:table-cell office:value-type="float" office:value="3218" calcext:value-type="float">
            <text:p>3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5</text:p>
          </table:table-cell>
          <table:table-cell office:value-type="float" office:value="26417" calcext:value-type="float">
            <text:p>26417</text:p>
          </table:table-cell>
          <table:table-cell office:value-type="float" office:value="9464" calcext:value-type="float">
            <text:p>9464</text:p>
          </table:table-cell>
          <table:table-cell office:value-type="float" office:value="7537" calcext:value-type="float">
            <text:p>7537</text:p>
          </table:table-cell>
          <table:table-cell office:value-type="float" office:value="7366" calcext:value-type="float">
            <text:p>7366</text:p>
          </table:table-cell>
          <table:table-cell office:value-type="float" office:value="4687" calcext:value-type="float">
            <text:p>4687</text:p>
          </table:table-cell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6</text:p>
          </table:table-cell>
          <table:table-cell office:value-type="float" office:value="23919" calcext:value-type="float">
            <text:p>23919</text:p>
          </table:table-cell>
          <table:table-cell office:value-type="float" office:value="9479" calcext:value-type="float">
            <text:p>9479</text:p>
          </table:table-cell>
          <table:table-cell office:value-type="float" office:value="7589" calcext:value-type="float">
            <text:p>7589</text:p>
          </table:table-cell>
          <table:table-cell office:value-type="float" office:value="7362" calcext:value-type="float">
            <text:p>7362</text:p>
          </table:table-cell>
          <table:table-cell office:value-type="float" office:value="4679" calcext:value-type="float">
            <text:p>4679</text:p>
          </table:table-cell>
          <table:table-cell office:value-type="float" office:value="3221" calcext:value-type="float">
            <text:p>32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7</text:p>
          </table:table-cell>
          <table:table-cell office:value-type="float" office:value="24116" calcext:value-type="float">
            <text:p>24116</text:p>
          </table:table-cell>
          <table:table-cell office:value-type="float" office:value="9542" calcext:value-type="float">
            <text:p>9542</text:p>
          </table:table-cell>
          <table:table-cell office:value-type="float" office:value="7649" calcext:value-type="float">
            <text:p>7649</text:p>
          </table:table-cell>
          <table:table-cell office:value-type="float" office:value="7393" calcext:value-type="float">
            <text:p>7393</text:p>
          </table:table-cell>
          <table:table-cell office:value-type="float" office:value="5106" calcext:value-type="float">
            <text:p>5106</text:p>
          </table:table-cell>
          <table:table-cell office:value-type="float" office:value="3213" calcext:value-type="float">
            <text:p>321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dida 8</text:p>
          </table:table-cell>
          <table:table-cell office:value-type="float" office:value="26810" calcext:value-type="float">
            <text:p>26810</text:p>
          </table:table-cell>
          <table:table-cell office:value-type="float" office:value="9381" calcext:value-type="float">
            <text:p>9381</text:p>
          </table:table-cell>
          <table:table-cell office:value-type="float" office:value="7539" calcext:value-type="float">
            <text:p>7539</text:p>
          </table:table-cell>
          <table:table-cell office:value-type="float" office:value="7384" calcext:value-type="float">
            <text:p>7384</text:p>
          </table:table-cell>
          <table:table-cell office:value-type="float" office:value="4904" calcext:value-type="float">
            <text:p>4904</text:p>
          </table:table-cell>
          <table:table-cell office:value-type="float" office:value="3198" calcext:value-type="float">
            <text:p>31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9</text:p>
          </table:table-cell>
          <table:table-cell office:value-type="float" office:value="29004" calcext:value-type="float">
            <text:p>29004</text:p>
          </table:table-cell>
          <table:table-cell office:value-type="float" office:value="9108" calcext:value-type="float">
            <text:p>9108</text:p>
          </table:table-cell>
          <table:table-cell office:value-type="float" office:value="7596" calcext:value-type="float">
            <text:p>7596</text:p>
          </table:table-cell>
          <table:table-cell office:value-type="float" office:value="7397" calcext:value-type="float">
            <text:p>7397</text:p>
          </table:table-cell>
          <table:table-cell office:value-type="float" office:value="5028" calcext:value-type="float">
            <text:p>5028</text:p>
          </table:table-cell>
          <table:table-cell office:value-type="float" office:value="3195" calcext:value-type="float">
            <text:p>3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da 10</text:p>
          </table:table-cell>
          <table:table-cell office:value-type="float" office:value="24065" calcext:value-type="float">
            <text:p>24065</text:p>
          </table:table-cell>
          <table:table-cell office:value-type="float" office:value="9529" calcext:value-type="float">
            <text:p>9529</text:p>
          </table:table-cell>
          <table:table-cell office:value-type="float" office:value="7618" calcext:value-type="float">
            <text:p>7618</text:p>
          </table:table-cell>
          <table:table-cell office:value-type="float" office:value="7388" calcext:value-type="float">
            <text:p>7388</text:p>
          </table:table-cell>
          <table:table-cell office:value-type="float" office:value="5127" calcext:value-type="float">
            <text:p>5127</text:p>
          </table:table-cell>
          <table:table-cell office:value-type="float" office:value="3216" calcext:value-type="float">
            <text:p>32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0:.B39])" office:value-type="float" office:value="25438.2" calcext:value-type="float">
            <text:p>25438,2</text:p>
          </table:table-cell>
          <table:table-cell table:formula="of:=AVERAGE([.C30:.C39])" office:value-type="float" office:value="9414.7" calcext:value-type="float">
            <text:p>9414,7</text:p>
          </table:table-cell>
          <table:table-cell table:formula="of:=AVERAGE([.D30:.D39])" office:value-type="float" office:value="7585.2" calcext:value-type="float">
            <text:p>7585,2</text:p>
          </table:table-cell>
          <table:table-cell table:formula="of:=AVERAGE([.E30:.E39])" office:value-type="float" office:value="7401.1" calcext:value-type="float">
            <text:p>7401,1</text:p>
          </table:table-cell>
          <table:table-cell table:formula="of:=AVERAGE([.F30:.F39])" office:value-type="float" office:value="4908.1" calcext:value-type="float">
            <text:p>4908,1</text:p>
          </table:table-cell>
          <table:table-cell table:formula="of:=AVERAGE([.G30:.G39])" office:value-type="float" office:value="3212.5" calcext:value-type="float">
            <text:p>3212,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22:44:17.4934985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05:11.437025847</meta:creation-date>
    <dc:date>2017-01-13T22:45:20.545248518</dc:date>
    <meta:editing-duration>PT4H7M23S</meta:editing-duration>
    <meta:editing-cycles>8</meta:editing-cycles>
    <meta:generator>LibreOffice/5.1.4.2$Linux_X86_64 LibreOffice_project/10m0$Build-2</meta:generator>
    <meta:document-statistic meta:table-count="2" meta:cell-count="6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94cm" svg:height="10.944cm" xlink:href=".." xlink:type="simple" chart:class="chart:bar" chart:row-mapping="2 1 0" chart:style-name="ch1">
        <chart:plot-area chart:style-name="ch2" table:cell-range-address="popcount.L2:popcount.S3 popcount.K4:popcount.S5 popcount.K3:popcount.K3" chart:data-source-has-labels="both" svg:x="0.566cm" svg:y="0.503cm" svg:width="17.596cm" svg:height="10.854cm" dr3d:transform="matrix (0.937250944888388 0.0665847169776783 0.342238428249701 -0.250957332224485 0.810255264099383 0.529628949739352 -0.24203529434484 -0.582282476521698 0.77612243481757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52cm" svg:y="0.503cm" svg:width="16.597cm" svg:height="9.2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popcount.L2:popcount.S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popcount.L5:popcount.S5" chart:label-cell-address="popcount.K5:popcount.K5" chart:class="chart:bar">
            <chart:data-point chart:repeated="8"/>
          </chart:series>
          <chart:series chart:style-name="ch7" chart:values-cell-range-address="popcount.L4:popcount.S4" chart:label-cell-address="popcount.K4:popcount.K4" chart:class="chart:bar">
            <chart:data-point chart:repeated="7"/>
            <chart:data-point chart:style-name="ch8"/>
          </chart:series>
          <chart:series chart:style-name="ch9" chart:values-cell-range-address="popcount.L3:popcount.S3" chart:label-cell-address="popcount.K3:popcount.K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count1</text:p>
                <draw:g>
                  <svg:desc>popcount.L2:popcount.S2</svg:desc>
                </draw:g>
              </table:table-cell>
              <table:table-cell office:value-type="string">
                <text:p>popcount2</text:p>
              </table:table-cell>
              <table:table-cell office:value-type="string">
                <text:p>popcount3</text:p>
              </table:table-cell>
              <table:table-cell office:value-type="string">
                <text:p>popcount4</text:p>
              </table:table-cell>
              <table:table-cell office:value-type="string">
                <text:p>popcount5</text:p>
              </table:table-cell>
              <table:table-cell office:value-type="string">
                <text:p>popcount6</text:p>
              </table:table-cell>
              <table:table-cell office:value-type="string">
                <text:p>popcount7</text:p>
              </table:table-cell>
              <table:table-cell office:value-type="string">
                <text:p>popcount8</text:p>
              </table:table-cell>
            </table:table-row>
          </table:table-header-rows>
          <table:table-rows>
            <table:table-row>
              <table:table-cell office:value-type="string">
                <text:p>O2</text:p>
                <draw:g>
                  <svg:desc>popcount.K5:popcount.K5</svg:desc>
                </draw:g>
              </table:table-cell>
              <table:table-cell office:value-type="float" office:value="20662.4">
                <text:p>20662.4</text:p>
                <draw:g>
                  <svg:desc>popcount.L5:popcount.S5</svg:desc>
                </draw:g>
              </table:table-cell>
              <table:table-cell office:value-type="float" office:value="11588.2">
                <text:p>11588.2</text:p>
              </table:table-cell>
              <table:table-cell office:value-type="float" office:value="11452.6">
                <text:p>11452.6</text:p>
              </table:table-cell>
              <table:table-cell office:value-type="float" office:value="6775.4">
                <text:p>6775.4</text:p>
              </table:table-cell>
              <table:table-cell office:value-type="float" office:value="472.1">
                <text:p>472.1</text:p>
              </table:table-cell>
              <table:table-cell office:value-type="float" office:value="534.1">
                <text:p>534.1</text:p>
              </table:table-cell>
              <table:table-cell office:value-type="float" office:value="1082.9">
                <text:p>1082.9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string">
                <text:p>O1</text:p>
                <draw:g>
                  <svg:desc>popcount.K4:popcount.K4</svg:desc>
                </draw:g>
              </table:table-cell>
              <table:table-cell office:value-type="float" office:value="20231.3">
                <text:p>20231.3</text:p>
                <draw:g>
                  <svg:desc>popcount.L4:popcount.S4</svg:desc>
                </draw:g>
              </table:table-cell>
              <table:table-cell office:value-type="float" office:value="13861.9">
                <text:p>13861.9</text:p>
              </table:table-cell>
              <table:table-cell office:value-type="float" office:value="14287.6">
                <text:p>14287.6</text:p>
              </table:table-cell>
              <table:table-cell office:value-type="float" office:value="6523.8">
                <text:p>6523.8</text:p>
              </table:table-cell>
              <table:table-cell office:value-type="float" office:value="479.4">
                <text:p>479.4</text:p>
              </table:table-cell>
              <table:table-cell office:value-type="float" office:value="548.3">
                <text:p>548.3</text:p>
              </table:table-cell>
              <table:table-cell office:value-type="float" office:value="1091.4">
                <text:p>1091.4</text:p>
              </table:table-cell>
              <table:table-cell office:value-type="float" office:value="60480">
                <text:p>60480</text:p>
              </table:table-cell>
            </table:table-row>
            <table:table-row>
              <table:table-cell office:value-type="string">
                <text:p>O0</text:p>
                <draw:g>
                  <svg:desc>popcount.K3:popcount.K3</svg:desc>
                </draw:g>
              </table:table-cell>
              <table:table-cell office:value-type="float" office:value="86841.2">
                <text:p>86841.2</text:p>
                <draw:g>
                  <svg:desc>popcount.L3:popcount.S3</svg:desc>
                </draw:g>
              </table:table-cell>
              <table:table-cell office:value-type="float" office:value="46164.2">
                <text:p>46164.2</text:p>
              </table:table-cell>
              <table:table-cell office:value-type="float" office:value="14098.2">
                <text:p>14098.2</text:p>
              </table:table-cell>
              <table:table-cell office:value-type="float" office:value="22011">
                <text:p>22011</text:p>
              </table:table-cell>
              <table:table-cell office:value-type="float" office:value="904.7">
                <text:p>904.7</text:p>
              </table:table-cell>
              <table:table-cell office:value-type="float" office:value="3107.6">
                <text:p>3107.6</text:p>
              </table:table-cell>
              <table:table-cell office:value-type="float" office:value="1890">
                <text:p>1890</text:p>
              </table:table-cell>
              <table:table-cell office:value-type="float" office:value="87600.7">
                <text:p>8760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1 0" chart:style-name="ch1">
        <chart:legend chart:legend-position="end" svg:x="14.795cm" svg:y="3.703cm" style:legend-expansion="high" chart:style-name="ch2"/>
        <chart:plot-area chart:style-name="ch3" table:cell-range-address="popcount.V2:popcount.X3 popcount.U4:popcount.X5 popcount.U3:popcount.U3" chart:data-source-has-labels="both" svg:x="0.442cm" svg:y="0.194cm" svg:width="13.745cm" svg:height="8.44cm" dr3d:transform="matrix (0.99999351874535 -0.000687577820373764 -0.00353407753648477 0.00124444088243616 0.987103857624476 0.160076311894571 0.00337843664778218 -0.160079672349799 0.987098315602958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94cm" svg:y="0.194cm" svg:width="12.834cm" svg:height="7.7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opcount.V2:popcount.X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opcount.V5:popcount.X5" chart:label-cell-address="popcount.U5:popcount.U5" chart:class="chart:bar">
            <chart:data-point chart:repeated="3"/>
          </chart:series>
          <chart:series chart:style-name="ch8" chart:values-cell-range-address="popcount.V4:popcount.X4" chart:label-cell-address="popcount.U4:popcount.U4" chart:class="chart:bar">
            <chart:data-point chart:repeated="3"/>
          </chart:series>
          <chart:series chart:style-name="ch9" chart:values-cell-range-address="popcount.V3:popcount.X3" chart:label-cell-address="popcount.U3:popcount.U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count5</text:p>
                <draw:g>
                  <svg:desc>popcount.V2:popcount.X2</svg:desc>
                </draw:g>
              </table:table-cell>
              <table:table-cell office:value-type="string">
                <text:p>popcount6</text:p>
              </table:table-cell>
              <table:table-cell office:value-type="string">
                <text:p>popcount7</text:p>
              </table:table-cell>
            </table:table-row>
          </table:table-header-rows>
          <table:table-rows>
            <table:table-row>
              <table:table-cell office:value-type="string">
                <text:p>O2</text:p>
                <draw:g>
                  <svg:desc>popcount.U5:popcount.U5</svg:desc>
                </draw:g>
              </table:table-cell>
              <table:table-cell office:value-type="float" office:value="472.1">
                <text:p>472.1</text:p>
                <draw:g>
                  <svg:desc>popcount.V5:popcount.X5</svg:desc>
                </draw:g>
              </table:table-cell>
              <table:table-cell office:value-type="float" office:value="534.1">
                <text:p>534.1</text:p>
              </table:table-cell>
              <table:table-cell office:value-type="float" office:value="1082.9">
                <text:p>1082.9</text:p>
              </table:table-cell>
            </table:table-row>
            <table:table-row>
              <table:table-cell office:value-type="string">
                <text:p>O1</text:p>
                <draw:g>
                  <svg:desc>popcount.U4:popcount.U4</svg:desc>
                </draw:g>
              </table:table-cell>
              <table:table-cell office:value-type="float" office:value="479.4">
                <text:p>479.4</text:p>
                <draw:g>
                  <svg:desc>popcount.V4:popcount.X4</svg:desc>
                </draw:g>
              </table:table-cell>
              <table:table-cell office:value-type="float" office:value="548.3">
                <text:p>548.3</text:p>
              </table:table-cell>
              <table:table-cell office:value-type="float" office:value="1091.4">
                <text:p>1091.4</text:p>
              </table:table-cell>
            </table:table-row>
            <table:table-row>
              <table:table-cell office:value-type="string">
                <text:p>O0</text:p>
                <draw:g>
                  <svg:desc>popcount.U3:popcount.U3</svg:desc>
                </draw:g>
              </table:table-cell>
              <table:table-cell office:value-type="float" office:value="904.7">
                <text:p>904.7</text:p>
                <draw:g>
                  <svg:desc>popcount.V3:popcount.X3</svg:desc>
                </draw:g>
              </table:table-cell>
              <table:table-cell office:value-type="float" office:value="3107.6">
                <text:p>3107.6</text:p>
              </table:table-cell>
              <table:table-cell office:value-type="float" office:value="1890">
                <text:p>18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22cm" svg:height="9.463cm" xlink:href=".." xlink:type="simple" chart:class="chart:bar" chart:row-mapping="2 1 0" chart:style-name="ch1">
        <chart:plot-area chart:style-name="ch2" table:cell-range-address="parity.J2:parity.O3 parity.I4:parity.O5 parity.I3:parity.I3" chart:data-source-has-labels="both" svg:x="0.328cm" svg:y="0.189cm" svg:width="15.766cm" svg:height="9.085cm" dr3d:transform="matrix (0.995990312913269 0.0170849014370386 0.0878145928978459 -0.0351836310138995 0.977301490526577 0.208911246042926 -0.0822521044813171 -0.211163213551549 0.9739839262282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15cm" svg:y="0.189cm" svg:width="14.234cm" svg:height="8.4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parity.J2:parity.O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parity.J5:parity.O5" chart:label-cell-address="parity.I5:parity.I5" chart:class="chart:bar">
            <chart:data-point chart:repeated="6"/>
          </chart:series>
          <chart:series chart:style-name="ch7" chart:values-cell-range-address="parity.J4:parity.O4" chart:label-cell-address="parity.I4:parity.I4" chart:class="chart:bar">
            <chart:data-point chart:repeated="6"/>
          </chart:series>
          <chart:series chart:style-name="ch8" chart:values-cell-range-address="parity.J3:parity.O3" chart:label-cell-address="parity.I3:parity.I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ity1</text:p>
                <draw:g>
                  <svg:desc>parity.J2:parity.O2</svg:desc>
                </draw:g>
              </table:table-cell>
              <table:table-cell office:value-type="string">
                <text:p>parity2</text:p>
              </table:table-cell>
              <table:table-cell office:value-type="string">
                <text:p>parity3</text:p>
              </table:table-cell>
              <table:table-cell office:value-type="string">
                <text:p>parity4</text:p>
              </table:table-cell>
              <table:table-cell office:value-type="string">
                <text:p>parity5</text:p>
              </table:table-cell>
              <table:table-cell office:value-type="string">
                <text:p>parity6</text:p>
              </table:table-cell>
            </table:table-row>
          </table:table-header-rows>
          <table:table-rows>
            <table:table-row>
              <table:table-cell office:value-type="string">
                <text:p>O2</text:p>
                <draw:g>
                  <svg:desc>parity.I5:parity.I5</svg:desc>
                </draw:g>
              </table:table-cell>
              <table:table-cell office:value-type="float" office:value="25438.2">
                <text:p>25438.2</text:p>
                <draw:g>
                  <svg:desc>parity.J5:parity.O5</svg:desc>
                </draw:g>
              </table:table-cell>
              <table:table-cell office:value-type="float" office:value="9414.7">
                <text:p>9414.7</text:p>
              </table:table-cell>
              <table:table-cell office:value-type="float" office:value="7585.2">
                <text:p>7585.2</text:p>
              </table:table-cell>
              <table:table-cell office:value-type="float" office:value="7401.1">
                <text:p>7401.1</text:p>
              </table:table-cell>
              <table:table-cell office:value-type="float" office:value="4908.1">
                <text:p>4908.1</text:p>
              </table:table-cell>
              <table:table-cell office:value-type="float" office:value="3212.5">
                <text:p>3212.5</text:p>
              </table:table-cell>
            </table:table-row>
            <table:table-row>
              <table:table-cell office:value-type="string">
                <text:p>O1</text:p>
                <draw:g>
                  <svg:desc>parity.I4:parity.I4</svg:desc>
                </draw:g>
              </table:table-cell>
              <table:table-cell office:value-type="float" office:value="22224.3">
                <text:p>22224.3</text:p>
                <draw:g>
                  <svg:desc>parity.J4:parity.O4</svg:desc>
                </draw:g>
              </table:table-cell>
              <table:table-cell office:value-type="float" office:value="15327.2">
                <text:p>15327.2</text:p>
              </table:table-cell>
              <table:table-cell office:value-type="float" office:value="9081.3">
                <text:p>9081.3</text:p>
              </table:table-cell>
              <table:table-cell office:value-type="float" office:value="7461">
                <text:p>7461</text:p>
              </table:table-cell>
              <table:table-cell office:value-type="float" office:value="4611.2">
                <text:p>4611.2</text:p>
              </table:table-cell>
              <table:table-cell office:value-type="float" office:value="3218.2">
                <text:p>3218.2</text:p>
              </table:table-cell>
            </table:table-row>
            <table:table-row>
              <table:table-cell office:value-type="string">
                <text:p>O0</text:p>
                <draw:g>
                  <svg:desc>parity.I3:parity.I3</svg:desc>
                </draw:g>
              </table:table-cell>
              <table:table-cell office:value-type="float" office:value="90334.1">
                <text:p>90334.1</text:p>
                <draw:g>
                  <svg:desc>parity.J3:parity.O3</svg:desc>
                </draw:g>
              </table:table-cell>
              <table:table-cell office:value-type="float" office:value="49636.9">
                <text:p>49636.9</text:p>
              </table:table-cell>
              <table:table-cell office:value-type="float" office:value="40746.4">
                <text:p>40746.4</text:p>
              </table:table-cell>
              <table:table-cell office:value-type="float" office:value="14330.2">
                <text:p>14330.2</text:p>
              </table:table-cell>
              <table:table-cell office:value-type="float" office:value="16887.5">
                <text:p>16887.5</text:p>
              </table:table-cell>
              <table:table-cell office:value-type="float" office:value="11033.6">
                <text:p>1103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1 0" chart:style-name="ch1">
        <chart:plot-area chart:style-name="ch2" table:cell-range-address="parity.R2:parity.T3 parity.Q4:parity.T5 parity.Q3:parity.Q3" chart:data-source-has-labels="both" svg:x="0.32cm" svg:y="0.18cm" svg:width="15.36cm" svg:height="8.64cm" dr3d:transform="matrix (0.997147271663128 0.0144149544991253 0.0740913470087349 -0.0280692049255948 0.982014403188368 0.186707877887998 -0.0700673843498213 -0.188254936236431 0.97961759918500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43cm" svg:y="0.18cm" svg:width="14.091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parity.R2:parity.T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parity.R5:parity.T5" chart:label-cell-address="parity.Q5:parity.Q5" chart:class="chart:bar">
            <chart:data-point chart:repeated="3"/>
          </chart:series>
          <chart:series chart:style-name="ch7" chart:values-cell-range-address="parity.R4:parity.T4" chart:label-cell-address="parity.Q4:parity.Q4" chart:class="chart:bar">
            <chart:data-point chart:repeated="3"/>
          </chart:series>
          <chart:series chart:style-name="ch8" chart:values-cell-range-address="parity.R3:parity.T3" chart:label-cell-address="parity.Q3:parity.Q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ity4</text:p>
                <draw:g>
                  <svg:desc>parity.R2:parity.T2</svg:desc>
                </draw:g>
              </table:table-cell>
              <table:table-cell office:value-type="string">
                <text:p>parity5</text:p>
              </table:table-cell>
              <table:table-cell office:value-type="string">
                <text:p>parity6</text:p>
              </table:table-cell>
            </table:table-row>
          </table:table-header-rows>
          <table:table-rows>
            <table:table-row>
              <table:table-cell office:value-type="string">
                <text:p>O2</text:p>
                <draw:g>
                  <svg:desc>parity.Q5:parity.Q5</svg:desc>
                </draw:g>
              </table:table-cell>
              <table:table-cell office:value-type="float" office:value="7401.1">
                <text:p>7401.1</text:p>
                <draw:g>
                  <svg:desc>parity.R5:parity.T5</svg:desc>
                </draw:g>
              </table:table-cell>
              <table:table-cell office:value-type="float" office:value="4908.1">
                <text:p>4908.1</text:p>
              </table:table-cell>
              <table:table-cell office:value-type="float" office:value="3212.5">
                <text:p>3212.5</text:p>
              </table:table-cell>
            </table:table-row>
            <table:table-row>
              <table:table-cell office:value-type="string">
                <text:p>O1</text:p>
                <draw:g>
                  <svg:desc>parity.Q4:parity.Q4</svg:desc>
                </draw:g>
              </table:table-cell>
              <table:table-cell office:value-type="float" office:value="7461">
                <text:p>7461</text:p>
                <draw:g>
                  <svg:desc>parity.R4:parity.T4</svg:desc>
                </draw:g>
              </table:table-cell>
              <table:table-cell office:value-type="float" office:value="4611.2">
                <text:p>4611.2</text:p>
              </table:table-cell>
              <table:table-cell office:value-type="float" office:value="3218.2">
                <text:p>3218.2</text:p>
              </table:table-cell>
            </table:table-row>
            <table:table-row>
              <table:table-cell office:value-type="string">
                <text:p>O0</text:p>
                <draw:g>
                  <svg:desc>parity.Q3:parity.Q3</svg:desc>
                </draw:g>
              </table:table-cell>
              <table:table-cell office:value-type="float" office:value="14330.2">
                <text:p>14330.2</text:p>
                <draw:g>
                  <svg:desc>parity.R3:parity.T3</svg:desc>
                </draw:g>
              </table:table-cell>
              <table:table-cell office:value-type="float" office:value="16887.5">
                <text:p>16887.5</text:p>
              </table:table-cell>
              <table:table-cell office:value-type="float" office:value="11033.6">
                <text:p>1103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